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043in" fo:margin-top="0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in" fo:margin-right="-0.0043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-0.0035in" fo:margin-top="0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0in" fo:margin-right="0in" fo:margin-top="0.2189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.03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in" fo:margin-right="0in" fo:margin-top="0.02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0in" fo:margin-right="0in" fo:margin-top="0.02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0in" fo:margin-right="0in" fo:margin-top="0.009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0in" fo:margin-right="0in" fo:margin-top="0.01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in" fo:margin-right="0in" fo:margin-top="0.265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in" fo:margin-right="0in" fo:margin-top="0.00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in" fo:margin-right="0in" fo:margin-top="0.286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in" fo:margin-right="0in" fo:margin-top="0.011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" style:family="paragraph" style:parent-style-name="Standard">
      <style:paragraph-properties fo:margin-left="0.2626in" fo:margin-right="0in" fo:margin-top="0.443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" style:family="paragraph" style:parent-style-name="Standard">
      <style:paragraph-properties fo:margin-left="0.5043in" fo:margin-right="0in" fo:margin-top="0.218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" style:family="paragraph" style:parent-style-name="Standard">
      <style:paragraph-properties fo:margin-left="0.5043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8" style:family="paragraph" style:parent-style-name="Standard">
      <style:paragraph-properties fo:margin-left="0.5043in" fo:margin-right="0in" fo:margin-top="0.285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" style:family="paragraph" style:parent-style-name="Standard">
      <style:paragraph-properties fo:margin-left="0.5043in" fo:margin-right="0in" fo:margin-top="0.03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" style:family="paragraph" style:parent-style-name="Standard">
      <style:paragraph-properties fo:margin-left="0.5043in" fo:margin-right="0in" fo:margin-top="0.02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" style:family="paragraph" style:parent-style-name="Standard">
      <style:paragraph-properties fo:margin-left="0.5043in" fo:margin-right="0in" fo:margin-top="0.286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" style:family="paragraph" style:parent-style-name="Standard">
      <style:paragraph-properties fo:margin-left="0.5055in" fo:margin-right="0in" fo:margin-top="0.218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" style:family="paragraph" style:parent-style-name="Standard">
      <style:paragraph-properties fo:margin-left="0.505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" style:family="paragraph" style:parent-style-name="Standard">
      <style:paragraph-properties fo:margin-left="0.5055in" fo:margin-right="0in" fo:margin-top="0.03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5" style:family="paragraph" style:parent-style-name="Standard">
      <style:paragraph-properties fo:margin-left="0.5055in" fo:margin-right="0in" fo:margin-top="0.02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6" style:family="paragraph" style:parent-style-name="Standard">
      <style:paragraph-properties fo:margin-left="0.5055in" fo:margin-right="0in" fo:margin-top="0.286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7" style:family="paragraph" style:parent-style-name="Standard">
      <style:paragraph-properties fo:margin-left="0.5055in" fo:margin-right="0in" fo:margin-top="0.009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8" style:family="paragraph" style:parent-style-name="Standard">
      <style:paragraph-properties fo:margin-left="0.5055in" fo:margin-right="0in" fo:margin-top="0.02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9" style:family="paragraph" style:parent-style-name="Standard">
      <style:paragraph-properties fo:margin-left="0.5055in" fo:margin-right="0in" fo:margin-top="0.542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0" style:family="paragraph" style:parent-style-name="Standard">
      <style:paragraph-properties fo:margin-left="0.5098in" fo:margin-right="0in" fo:margin-top="0.218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1" style:family="paragraph" style:parent-style-name="Standard">
      <style:paragraph-properties fo:margin-left="0.509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2" style:family="paragraph" style:parent-style-name="Standard">
      <style:paragraph-properties fo:margin-left="0.5098in" fo:margin-right="0in" fo:margin-top="0.287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3" style:family="paragraph" style:parent-style-name="Standard">
      <style:paragraph-properties fo:margin-left="0.5098in" fo:margin-right="0in" fo:margin-top="0.285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4" style:family="paragraph" style:parent-style-name="Standard">
      <style:paragraph-properties fo:margin-left="0.5098in" fo:margin-right="0in" fo:margin-top="0.02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5" style:family="paragraph" style:parent-style-name="Standard">
      <style:paragraph-properties fo:margin-left="0.5098in" fo:margin-right="0in" fo:margin-top="0.543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6" style:family="paragraph" style:parent-style-name="Standard">
      <style:paragraph-properties fo:margin-left="0.5098in" fo:margin-right="0in" fo:margin-top="0.286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7" style:family="paragraph" style:parent-style-name="Standard">
      <style:paragraph-properties fo:margin-left="0.5134in" fo:margin-right="0in" fo:margin-top="0.218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8" style:family="paragraph" style:parent-style-name="Standard">
      <style:paragraph-properties fo:margin-left="0.5134in" fo:margin-right="0in" fo:margin-top="0.286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9" style:family="paragraph" style:parent-style-name="Standard">
      <style:paragraph-properties fo:margin-left="0.5134in" fo:margin-right="0in" fo:margin-top="0.02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0" style:family="paragraph" style:parent-style-name="Standard">
      <style:paragraph-properties fo:margin-left="0.500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1" style:family="paragraph" style:parent-style-name="Standard">
      <style:paragraph-properties fo:margin-left="0.5008in" fo:margin-right="0in" fo:margin-top="0.285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2" style:family="paragraph" style:parent-style-name="Standard">
      <style:paragraph-properties fo:margin-left="0.5008in" fo:margin-right="0in" fo:margin-top="0.02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3" style:family="paragraph" style:parent-style-name="Standard">
      <style:paragraph-properties fo:margin-left="0.5008in" fo:margin-right="0in" fo:margin-top="0.03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4" style:family="paragraph" style:parent-style-name="Standard">
      <style:paragraph-properties fo:margin-left="0.5008in" fo:margin-right="0in" fo:margin-top="0.287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5" style:family="paragraph" style:parent-style-name="Standard">
      <style:paragraph-properties fo:margin-left="0.5008in" fo:margin-right="0in" fo:margin-top="0.286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6" style:family="paragraph" style:parent-style-name="Standard">
      <style:paragraph-properties fo:margin-left="0.502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7" style:family="paragraph" style:parent-style-name="Standard">
      <style:paragraph-properties fo:margin-left="0.5028in" fo:margin-right="0in" fo:margin-top="0.02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8" style:family="paragraph" style:parent-style-name="Standard">
      <style:paragraph-properties fo:margin-left="0.5028in" fo:margin-right="0in" fo:margin-top="0.03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9" style:family="paragraph" style:parent-style-name="Standard">
      <style:paragraph-properties fo:margin-left="0.5028in" fo:margin-right="0in" fo:margin-top="0.285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0" style:family="paragraph" style:parent-style-name="Standard">
      <style:paragraph-properties fo:margin-left="0.5028in" fo:margin-right="0in" fo:margin-top="0.286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1" style:family="paragraph" style:parent-style-name="Standard">
      <style:paragraph-properties fo:margin-left="0.5028in" fo:margin-right="0in" fo:margin-top="0.02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2" style:family="paragraph" style:parent-style-name="Standard">
      <style:paragraph-properties fo:margin-left="0.5028in" fo:margin-right="0in" fo:margin-top="0.011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3" style:family="paragraph" style:parent-style-name="Standard">
      <style:paragraph-properties fo:margin-left="0.5252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4" style:family="paragraph" style:parent-style-name="Standard">
      <style:paragraph-properties fo:margin-left="0.5252in" fo:margin-right="0in" fo:margin-top="0.004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5" style:family="paragraph" style:parent-style-name="Standard">
      <style:paragraph-properties fo:margin-left="0.5252in" fo:margin-right="0in" fo:margin-top="0.02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6" style:family="paragraph" style:parent-style-name="Standard">
      <style:paragraph-properties fo:margin-left="0.5252in" fo:margin-right="0in" fo:margin-top="0.03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7" style:family="paragraph" style:parent-style-name="Standard">
      <style:paragraph-properties fo:margin-left="0.5252in" fo:margin-right="0in" fo:margin-top="0.009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8" style:family="paragraph" style:parent-style-name="Standard">
      <style:paragraph-properties fo:margin-left="0.5252in" fo:margin-right="0in" fo:margin-top="0.02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9" style:family="paragraph" style:parent-style-name="Standard">
      <style:paragraph-properties fo:margin-left="0.5252in" fo:margin-right="0in" fo:margin-top="0.011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0" style:family="paragraph" style:parent-style-name="Standard">
      <style:paragraph-properties fo:margin-left="0.5252in" fo:margin-right="0in" fo:margin-top="0.00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1" style:family="paragraph" style:parent-style-name="Standard">
      <style:paragraph-properties fo:margin-left="0.5252in" fo:margin-right="0in" fo:margin-top="0.00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2" style:family="paragraph" style:parent-style-name="Standard">
      <style:paragraph-properties fo:margin-left="0.5193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3" style:family="paragraph" style:parent-style-name="Standard">
      <style:paragraph-properties fo:margin-left="0.5193in" fo:margin-right="0in" fo:margin-top="0.02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4" style:family="paragraph" style:parent-style-name="Standard">
      <style:paragraph-properties fo:margin-left="0.5193in" fo:margin-right="0in" fo:margin-top="0.02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5" style:family="paragraph" style:parent-style-name="Standard">
      <style:paragraph-properties fo:margin-left="0.502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6" style:family="paragraph" style:parent-style-name="Standard">
      <style:paragraph-properties fo:margin-left="0.502in" fo:margin-right="0in" fo:margin-top="0.218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7" style:family="paragraph" style:parent-style-name="Standard">
      <style:paragraph-properties fo:margin-left="0.502in" fo:margin-right="0in" fo:margin-top="0.004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8" style:family="paragraph" style:parent-style-name="Standard">
      <style:paragraph-properties fo:margin-left="0.502in" fo:margin-right="0in" fo:margin-top="0.02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9" style:family="paragraph" style:parent-style-name="Standard">
      <style:paragraph-properties fo:margin-left="0.502in" fo:margin-right="0in" fo:margin-top="0.01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0" style:family="paragraph" style:parent-style-name="Standard">
      <style:paragraph-properties fo:margin-left="0.503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1" style:family="paragraph" style:parent-style-name="Standard">
      <style:paragraph-properties fo:margin-left="0.5035in" fo:margin-right="0in" fo:margin-top="0.02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2" style:family="paragraph" style:parent-style-name="Standard">
      <style:paragraph-properties fo:margin-left="0.5035in" fo:margin-right="0in" fo:margin-top="0.03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3" style:family="paragraph" style:parent-style-name="Standard">
      <style:paragraph-properties fo:margin-left="0.5035in" fo:margin-right="0in" fo:margin-top="0.800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4" style:family="paragraph" style:parent-style-name="Standard">
      <style:paragraph-properties fo:margin-left="0.5047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5" style:family="paragraph" style:parent-style-name="Standard">
      <style:paragraph-properties fo:margin-left="0.5047in" fo:margin-right="0in" fo:margin-top="0.02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6" style:family="paragraph" style:parent-style-name="Standard">
      <style:paragraph-properties fo:margin-left="0.5047in" fo:margin-right="0in" fo:margin-top="0.009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7" style:family="paragraph" style:parent-style-name="Standard">
      <style:paragraph-properties fo:margin-left="0.5047in" fo:margin-right="0in" fo:margin-top="0.03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8" style:family="paragraph" style:parent-style-name="Standard">
      <style:paragraph-properties fo:margin-left="0.4866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9" style:family="paragraph" style:parent-style-name="Standard">
      <style:paragraph-properties fo:margin-left="0.4866in" fo:margin-right="0in" fo:margin-top="0.02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0" style:family="paragraph" style:parent-style-name="Standard">
      <style:paragraph-properties fo:margin-left="0.507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1" style:family="paragraph" style:parent-style-name="Standard">
      <style:paragraph-properties fo:margin-left="0.5008in" fo:margin-right="4.1866in" fo:margin-top="0in" fo:margin-bottom="0in" loext:contextual-spacing="false" fo:line-height="9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2" style:family="paragraph" style:parent-style-name="Standard">
      <style:paragraph-properties fo:margin-left="0.5043in" fo:margin-right="4.4728in" fo:margin-top="0in" fo:margin-bottom="0in" loext:contextual-spacing="false" fo:line-height="95%" fo:text-align="start" style:justify-single-word="false" fo:keep-together="auto" fo:orphans="0" fo:widows="0" fo:text-indent="-0.0008in" style:auto-text-indent="false" fo:break-before="auto" fo:break-after="auto" fo:padding="0in" fo:border="none" fo:keep-with-next="auto"/>
    </style:style>
    <style:style style:name="P83" style:family="paragraph" style:parent-style-name="Standard">
      <style:paragraph-properties fo:margin-left="0.253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4" style:family="paragraph" style:parent-style-name="Standard">
      <style:paragraph-properties fo:margin-left="0.2535in" fo:margin-right="0in" fo:margin-top="0.02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5" style:family="paragraph" style:parent-style-name="Standard">
      <style:paragraph-properties fo:margin-left="0.0035in" fo:margin-right="0in" fo:margin-top="0.167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6" style:family="paragraph" style:parent-style-name="Standard">
      <style:paragraph-properties fo:margin-left="0.0047in" fo:margin-right="0in" fo:margin-top="0.167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7" style:family="paragraph" style:parent-style-name="Standard">
      <style:paragraph-properties fo:margin-left="0.0047in" fo:margin-right="0in" fo:margin-top="0.02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8" style:family="paragraph" style:parent-style-name="Standard">
      <style:paragraph-properties fo:margin-left="0.0047in" fo:margin-right="0in" fo:margin-top="0.054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9" style:family="paragraph" style:parent-style-name="Standard">
      <style:paragraph-properties fo:margin-left="0in" fo:margin-right="0.0311in" fo:margin-top="0.0307in" fo:margin-bottom="0in" loext:contextual-spacing="false" fo:line-height="10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0" style:family="paragraph" style:parent-style-name="Standard">
      <style:paragraph-properties fo:margin-left="0in" fo:margin-right="0.0311in" fo:margin-top="0.0283in" fo:margin-bottom="0in" loext:contextual-spacing="false" fo:line-height="10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1" style:family="paragraph" style:parent-style-name="Standard">
      <style:paragraph-properties fo:margin-left="0in" fo:margin-right="0.7417in" fo:margin-top="0.0098in" fo:margin-bottom="0in" loext:contextual-spacing="false" fo:line-height="10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2" style:family="paragraph" style:parent-style-name="Standard">
      <style:paragraph-properties fo:margin-left="0.0091in" fo:margin-right="0in" fo:margin-top="0.42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3" style:family="paragraph" style:parent-style-name="Standard">
      <style:paragraph-properties fo:margin-left="0.0091in" fo:margin-right="0in" fo:margin-top="0.286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4" style:family="paragraph" style:parent-style-name="Standard">
      <style:paragraph-properties fo:margin-left="0.3937in" fo:margin-right="0in" fo:margin-top="0.165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5" style:family="paragraph" style:parent-style-name="Standard">
      <style:paragraph-properties fo:margin-left="0.3929in" fo:margin-right="0in" fo:margin-top="0.03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6" style:family="paragraph" style:parent-style-name="Standard">
      <style:paragraph-properties fo:margin-left="0.3929in" fo:margin-right="0in" fo:margin-top="0.02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7" style:family="paragraph" style:parent-style-name="Standard">
      <style:paragraph-properties fo:margin-left="0.3929in" fo:margin-right="0in" fo:margin-top="0.02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8" style:family="paragraph" style:parent-style-name="Standard">
      <style:paragraph-properties fo:margin-left="0.3929in" fo:margin-right="0in" fo:margin-top="0.00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9" style:family="paragraph" style:parent-style-name="Standard">
      <style:paragraph-properties fo:margin-left="0.4189in" fo:margin-right="0in" fo:margin-top="0.02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0" style:family="paragraph" style:parent-style-name="Standard">
      <style:paragraph-properties fo:margin-left="0.4071in" fo:margin-right="0in" fo:margin-top="0.02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1" style:family="paragraph" style:parent-style-name="Standard">
      <style:paragraph-properties fo:margin-left="0.4071in" fo:margin-right="0in" fo:margin-top="0.00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2" style:family="paragraph" style:parent-style-name="Standard">
      <style:paragraph-properties fo:margin-left="0.3929in" fo:margin-right="5.3929in" fo:margin-top="0in" fo:margin-bottom="0in" loext:contextual-spacing="false" fo:line-height="11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3" style:family="paragraph" style:parent-style-name="Standard">
      <style:paragraph-properties fo:margin-left="0.3965in" fo:margin-right="0in" fo:margin-top="0.02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4" style:family="paragraph" style:parent-style-name="Standard">
      <style:paragraph-properties fo:margin-left="0.3929in" fo:margin-right="5.1772in" fo:margin-top="0.0307in" fo:margin-bottom="0in" loext:contextual-spacing="false" fo:line-height="10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5" style:family="paragraph" style:parent-style-name="Standard">
      <style:paragraph-properties fo:margin-left="0.3929in" fo:margin-right="5.0717in" fo:margin-top="0.0098in" fo:margin-bottom="0in" loext:contextual-spacing="false" fo:line-height="10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6" style:family="paragraph" style:parent-style-name="Standard">
      <style:paragraph-properties fo:margin-left="0.3929in" fo:margin-right="5.5181in" fo:margin-top="0.0283in" fo:margin-bottom="0in" loext:contextual-spacing="false" fo:line-height="11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7" style:family="paragraph" style:parent-style-name="Standard">
      <style:paragraph-properties fo:margin-left="0.3929in" fo:margin-right="5.1457in" fo:margin-top="0.0083in" fo:margin-bottom="0in" loext:contextual-spacing="false" fo:line-height="10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8" style:family="paragraph" style:parent-style-name="Standard">
      <style:paragraph-properties fo:margin-left="0.252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9" style:family="paragraph" style:parent-style-name="Standard">
      <style:paragraph-properties fo:margin-left="0.5in" fo:margin-right="0in" fo:margin-top="0.02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0" style:family="paragraph" style:parent-style-name="Standard">
      <style:paragraph-properties fo:margin-left="0.5in" fo:margin-right="0in" fo:margin-top="0.03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1" style:family="paragraph" style:parent-style-name="Standard">
      <style:paragraph-properties fo:margin-left="0.5in" fo:margin-right="0in" fo:margin-top="0.02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2" style:family="paragraph" style:parent-style-name="Standard">
      <style:paragraph-properties fo:margin-left="0.5in" fo:margin-right="0in" fo:margin-top="0.009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3" style:family="paragraph" style:parent-style-name="Standard">
      <style:paragraph-properties fo:margin-left="0.5in" fo:margin-right="0in" fo:margin-top="0.011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4" style:family="paragraph" style:parent-style-name="Standard">
      <style:paragraph-properties fo:margin-left="0.5in" fo:margin-right="0in" fo:margin-top="0.01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5" style:family="paragraph" style:parent-style-name="Standard">
      <style:paragraph-properties fo:margin-left="0.5in" fo:margin-right="0in" fo:margin-top="0.00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6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7" style:family="paragraph" style:parent-style-name="Standard">
      <style:paragraph-properties fo:margin-left="0.5in" fo:margin-right="0in" fo:margin-top="0.01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8" style:family="paragraph" style:parent-style-name="Standard">
      <style:paragraph-properties fo:margin-left="0.5008in" fo:margin-right="0.2909in" fo:margin-top="0.0283in" fo:margin-bottom="0in" loext:contextual-spacing="false" fo:line-height="109%" fo:text-align="start" style:justify-single-word="false" fo:keep-together="auto" fo:orphans="0" fo:widows="0" fo:text-indent="-0.0008in" style:auto-text-indent="false" fo:break-before="auto" fo:break-after="auto" fo:padding="0in" fo:border="none" fo:keep-with-next="auto"/>
    </style:style>
    <style:style style:name="P119" style:family="paragraph" style:parent-style-name="Standard">
      <style:paragraph-properties fo:margin-left="0.5in" fo:margin-right="0.0437in" fo:margin-top="0.0118in" fo:margin-bottom="0in" loext:contextual-spacing="false" fo:line-height="10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0" style:family="paragraph" style:parent-style-name="Standard">
      <style:paragraph-properties fo:margin-left="0.5in" fo:margin-right="0.0437in" fo:margin-top="0.0283in" fo:margin-bottom="0in" loext:contextual-spacing="false" fo:line-height="11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1" style:family="paragraph" style:parent-style-name="Standard">
      <style:paragraph-properties fo:margin-left="0.5in" fo:margin-right="0.0437in" fo:margin-top="0.0098in" fo:margin-bottom="0in" loext:contextual-spacing="false" fo:line-height="10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2" style:family="paragraph" style:parent-style-name="Standard">
      <style:paragraph-properties fo:margin-left="0.5138in" fo:margin-right="0in" fo:margin-top="0.02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3" style:family="paragraph" style:parent-style-name="Standard">
      <style:paragraph-properties fo:margin-left="0.5138in" fo:margin-right="0in" fo:margin-top="0.011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4" style:family="paragraph" style:parent-style-name="Standard">
      <style:paragraph-properties fo:margin-left="0.5138in" fo:margin-right="0in" fo:margin-top="0.03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5" style:family="paragraph" style:parent-style-name="Standard">
      <style:paragraph-properties fo:margin-left="0.5138in" fo:margin-right="0in" fo:margin-top="0.02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6" style:family="paragraph" style:parent-style-name="Standard">
      <style:paragraph-properties fo:margin-left="0.5in" fo:margin-right="5.0701in" fo:margin-top="0in" fo:margin-bottom="0in" loext:contextual-spacing="false" fo:line-height="11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7" style:family="paragraph" style:parent-style-name="Standard">
      <style:paragraph-properties fo:margin-left="0.5in" fo:margin-right="4.9646in" fo:margin-top="0.0083in" fo:margin-bottom="0in" loext:contextual-spacing="false" fo:line-height="10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8" style:family="paragraph" style:parent-style-name="Standard">
      <style:paragraph-properties fo:margin-left="0.5in" fo:margin-right="5.4118in" fo:margin-top="0.0283in" fo:margin-bottom="0in" loext:contextual-spacing="false" fo:line-height="109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9" style:family="paragraph" style:parent-style-name="Standard">
      <style:paragraph-properties fo:margin-left="0.5in" fo:margin-right="5.1791in" fo:margin-top="0.0283in" fo:margin-bottom="0in" loext:contextual-spacing="false" fo:line-height="11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0" style:family="paragraph" style:parent-style-name="Standard">
      <style:paragraph-properties fo:margin-left="0.5055in" fo:margin-right="3.0846in" fo:margin-top="0.0283in" fo:margin-bottom="0in" loext:contextual-spacing="false" fo:line-height="109%" fo:text-align="start" style:justify-single-word="false" fo:keep-together="auto" fo:orphans="0" fo:widows="0" fo:text-indent="-0.0047in" style:auto-text-indent="false" fo:break-before="auto" fo:break-after="auto" fo:padding="0in" fo:border="none" fo:keep-with-next="auto"/>
    </style:style>
    <style:style style:name="P131" style:family="paragraph" style:parent-style-name="Standard">
      <style:paragraph-properties fo:margin-left="0.5055in" fo:margin-right="2.2201in" fo:margin-top="0.0283in" fo:margin-bottom="0in" loext:contextual-spacing="false" fo:line-height="10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2" style:family="paragraph" style:parent-style-name="Standard">
      <style:paragraph-properties fo:margin-left="0.5252in" fo:margin-right="4.0547in" fo:margin-top="0.0307in" fo:margin-bottom="0in" loext:contextual-spacing="false" fo:line-height="109%" fo:text-align="start" style:justify-single-word="false" fo:keep-together="auto" fo:orphans="0" fo:widows="0" fo:text-indent="-0.0244in" style:auto-text-indent="false" fo:break-before="auto" fo:break-after="auto" fo:padding="0in" fo:border="none" fo:keep-with-next="auto"/>
    </style:style>
    <style:style style:name="P133" style:family="paragraph" style:parent-style-name="Standard">
      <style:paragraph-properties fo:margin-left="0in" fo:margin-right="1.4173in" fo:margin-top="0in" fo:margin-bottom="0in" loext:contextual-spacing="false" fo:line-height="219%" fo:text-align="start" style:justify-single-word="false" fo:keep-together="auto" fo:orphans="0" fo:widows="0" fo:text-indent="0.2543in" style:auto-text-indent="false" fo:break-before="auto" fo:break-after="auto" fo:padding="0in" fo:border="none" fo:keep-with-next="auto"/>
    </style:style>
    <style:style style:name="P134" style:family="paragraph" style:parent-style-name="Standard">
      <style:paragraph-properties fo:margin-left="0in" fo:margin-right="0.5437in" fo:margin-top="0.0091in" fo:margin-bottom="0in" loext:contextual-spacing="false" fo:line-height="11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5" style:family="paragraph" style:parent-style-name="Standard">
      <style:paragraph-properties fo:margin-left="0.0008in" fo:margin-right="0.3984in" fo:margin-top="0.0083in" fo:margin-bottom="0in" loext:contextual-spacing="false" fo:line-height="109%" fo:text-align="start" style:justify-single-word="false" fo:keep-together="auto" fo:orphans="0" fo:widows="0" fo:text-indent="-0.0008in" style:auto-text-indent="false" fo:break-before="auto" fo:break-after="auto" fo:padding="0in" fo:border="none" fo:keep-with-next="auto"/>
    </style:style>
    <style:style style:name="P136" style:family="paragraph" style:parent-style-name="Standard">
      <style:paragraph-properties fo:margin-left="0in" fo:margin-right="0.9665in" fo:margin-top="0.0307in" fo:margin-bottom="0in" loext:contextual-spacing="false" fo:line-height="10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7" style:family="paragraph" style:parent-style-name="Standard">
      <style:paragraph-properties fo:margin-left="0in" fo:margin-right="0.7445in" fo:margin-top="0.0098in" fo:margin-bottom="0in" loext:contextual-spacing="false" fo:line-height="10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8" style:family="paragraph" style:parent-style-name="Standard">
      <style:paragraph-properties fo:margin-left="0in" fo:margin-right="0.7917in" fo:margin-top="0.0118in" fo:margin-bottom="0in" loext:contextual-spacing="false" fo:line-height="10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9" style:family="paragraph" style:parent-style-name="Standard">
      <style:paragraph-properties fo:margin-left="0in" fo:margin-right="0.4339in" fo:margin-top="0.0283in" fo:margin-bottom="0in" loext:contextual-spacing="false" fo:line-height="11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0" style:family="paragraph" style:parent-style-name="Standard">
      <style:paragraph-properties fo:margin-left="0in" fo:margin-right="1.8154in" fo:margin-top="0.0307in" fo:margin-bottom="0in" loext:contextual-spacing="false" fo:line-height="10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1" style:family="paragraph" style:parent-style-name="Standard">
      <style:paragraph-properties fo:margin-left="0in" fo:margin-right="1.9602in" fo:margin-top="0in" fo:margin-bottom="0in" loext:contextual-spacing="false" fo:line-height="11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2" style:family="paragraph" style:parent-style-name="Standard">
      <style:paragraph-properties fo:margin-left="0in" fo:margin-right="0.2626in" fo:margin-top="0.0307in" fo:margin-bottom="0in" loext:contextual-spacing="false" fo:line-height="10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3" style:family="paragraph" style:parent-style-name="Standard">
      <style:paragraph-properties fo:margin-left="0in" fo:margin-right="1.7508in" fo:margin-top="0.0307in" fo:margin-bottom="0in" loext:contextual-spacing="false" fo:line-height="10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4" style:family="paragraph" style:parent-style-name="Standard">
      <style:paragraph-properties fo:margin-left="0in" fo:margin-right="0.3555in" fo:margin-top="0.0283in" fo:margin-bottom="0in" loext:contextual-spacing="false" fo:line-height="10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5" style:family="paragraph" style:parent-style-name="Standard">
      <style:paragraph-properties fo:margin-left="0.0252in" fo:margin-right="0in" fo:margin-top="0.011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6" style:family="paragraph" style:parent-style-name="Standard">
      <style:paragraph-properties fo:margin-left="0.0252in" fo:margin-right="0in" fo:margin-top="0.009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7" style:family="paragraph" style:parent-style-name="Standard">
      <style:paragraph-properties fo:margin-left="0.0252in" fo:margin-right="0in" fo:margin-top="0.03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8" style:family="paragraph" style:parent-style-name="Standard">
      <style:paragraph-properties fo:margin-left="0.0252in" fo:margin-right="0in" fo:margin-top="0.02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9" style:family="paragraph" style:parent-style-name="Standard">
      <style:paragraph-properties fo:margin-left="0in" fo:margin-right="1.3862in" fo:margin-top="0.0307in" fo:margin-bottom="0in" loext:contextual-spacing="false" fo:line-height="10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0" style:family="paragraph" style:parent-style-name="Standard">
      <style:paragraph-properties fo:margin-left="0.0193in" fo:margin-right="0in" fo:margin-top="0.03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1" style:family="paragraph" style:parent-style-name="Standard">
      <style:paragraph-properties fo:margin-left="0.0193in" fo:margin-right="0in" fo:margin-top="0.02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2" style:family="paragraph" style:parent-style-name="Standard">
      <style:paragraph-properties fo:margin-left="0in" fo:margin-right="1.478in" fo:margin-top="0.0283in" fo:margin-bottom="0in" loext:contextual-spacing="false" fo:line-height="10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3" style:family="paragraph" style:parent-style-name="Standard">
      <style:paragraph-properties fo:margin-left="0in" fo:margin-right="5.5165in" fo:margin-top="0.0307in" fo:margin-bottom="0in" loext:contextual-spacing="false" fo:line-height="109%" fo:text-align="start" style:justify-single-word="false" fo:keep-together="auto" fo:orphans="0" fo:widows="0" fo:text-indent="0.0827in" style:auto-text-indent="false" fo:break-before="auto" fo:break-after="auto" fo:padding="0in" fo:border="none" fo:keep-with-next="auto"/>
    </style:style>
    <style:style style:name="P154" style:family="paragraph" style:parent-style-name="Standard">
      <style:paragraph-properties fo:margin-left="0.0134in" fo:margin-right="0in" fo:margin-top="0.009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5" style:family="paragraph" style:parent-style-name="Standard">
      <style:paragraph-properties fo:margin-left="0.0134in" fo:margin-right="0in" fo:margin-top="0.00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6" style:family="paragraph" style:parent-style-name="Standard">
      <style:paragraph-properties fo:margin-left="0.0134in" fo:margin-right="0in" fo:margin-top="0.02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7" style:family="paragraph" style:parent-style-name="Standard">
      <style:paragraph-properties fo:margin-left="0in" fo:margin-right="5.722in" fo:margin-top="0.0307in" fo:margin-bottom="0in" loext:contextual-spacing="false" fo:line-height="10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8" style:family="paragraph" style:parent-style-name="Standard">
      <style:paragraph-properties fo:margin-left="0.0028in" fo:margin-right="0in" fo:margin-top="0.02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9" style:family="paragraph" style:parent-style-name="Standard">
      <style:paragraph-properties fo:margin-left="0in" fo:margin-right="5.5701in" fo:margin-top="0.0307in" fo:margin-bottom="0in" loext:contextual-spacing="false" fo:line-height="10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0" style:family="paragraph" style:parent-style-name="Standard">
      <style:paragraph-properties fo:margin-left="0in" fo:margin-right="5.4654in" fo:margin-top="0.0098in" fo:margin-bottom="0in" loext:contextual-spacing="false" fo:line-height="10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1" style:family="paragraph" style:parent-style-name="Standard">
      <style:paragraph-properties fo:margin-left="0.0528in" fo:margin-right="0in" fo:margin-top="0.03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2" style:family="paragraph" style:parent-style-name="Standard">
      <style:paragraph-properties fo:margin-left="0in" fo:margin-right="5.9118in" fo:margin-top="0.0307in" fo:margin-bottom="0in" loext:contextual-spacing="false" fo:line-height="10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3" style:family="paragraph" style:parent-style-name="Standard">
      <style:paragraph-properties fo:margin-left="0in" fo:margin-right="5.5398in" fo:margin-top="0.0098in" fo:margin-bottom="0in" loext:contextual-spacing="false" fo:line-height="10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4" style:family="paragraph" style:parent-style-name="Standard">
      <style:paragraph-properties fo:margin-left="0.255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5" style:family="paragraph" style:parent-style-name="Standard">
      <style:paragraph-properties fo:margin-left="0.5063in" fo:margin-right="0in" fo:margin-top="0.286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6" style:family="paragraph" style:parent-style-name="Standard">
      <style:paragraph-properties fo:margin-left="0.5063in" fo:margin-right="0in" fo:margin-top="0.285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7" style:family="paragraph" style:parent-style-name="Standard">
      <style:paragraph-properties fo:margin-left="0.5055in" fo:margin-right="1.3047in" fo:margin-top="0.0307in" fo:margin-bottom="0in" loext:contextual-spacing="false" fo:line-height="109%" fo:text-align="start" style:justify-single-word="false" fo:keep-together="auto" fo:orphans="0" fo:widows="0" fo:text-indent="-0.0055in" style:auto-text-indent="false" fo:break-before="auto" fo:break-after="auto" fo:padding="0in" fo:border="none" fo:keep-with-next="auto"/>
    </style:style>
    <style:style style:name="P168" style:family="paragraph" style:parent-style-name="Standard">
      <style:paragraph-properties fo:margin-left="0.5in" fo:margin-right="0.1425in" fo:margin-top="0.0098in" fo:margin-bottom="0in" loext:contextual-spacing="false" fo:line-height="10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9" style:family="paragraph" style:parent-style-name="Standard">
      <style:paragraph-properties fo:margin-left="0.5028in" fo:margin-right="0.8535in" fo:margin-top="0.0083in" fo:margin-bottom="0in" loext:contextual-spacing="false" fo:line-height="109%" fo:text-align="start" style:justify-single-word="false" fo:keep-together="auto" fo:orphans="0" fo:widows="0" fo:text-indent="-0.0028in" style:auto-text-indent="false" fo:break-before="auto" fo:break-after="auto" fo:padding="0in" fo:border="none" fo:keep-with-next="auto"/>
    </style:style>
    <style:style style:name="P170" style:family="paragraph" style:parent-style-name="Standard">
      <style:paragraph-properties fo:margin-left="0.5in" fo:margin-right="0.461in" fo:margin-top="0.0283in" fo:margin-bottom="0in" loext:contextual-spacing="false" fo:line-height="10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1" style:family="paragraph" style:parent-style-name="Standard">
      <style:paragraph-properties fo:margin-left="0.5in" fo:margin-right="0.2445in" fo:margin-top="0in" fo:margin-bottom="0in" loext:contextual-spacing="false" fo:line-height="11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2" style:family="paragraph" style:parent-style-name="Standard">
      <style:paragraph-properties fo:margin-left="0.5in" fo:margin-right="0.2929in" fo:margin-top="0.0083in" fo:margin-bottom="0in" loext:contextual-spacing="false" fo:line-height="10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3" style:family="paragraph" style:parent-style-name="Standard">
      <style:paragraph-properties fo:margin-left="0.5in" fo:margin-right="1.3146in" fo:margin-top="0.0283in" fo:margin-bottom="0in" loext:contextual-spacing="false" fo:line-height="11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4" style:family="paragraph" style:parent-style-name="Standard">
      <style:paragraph-properties fo:margin-left="0.5in" fo:margin-right="1.4598in" fo:margin-top="0.0283in" fo:margin-bottom="0in" loext:contextual-spacing="false" fo:line-height="10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5" style:family="paragraph" style:parent-style-name="Standard">
      <style:paragraph-properties fo:margin-left="0.5047in" fo:margin-right="0.5929in" fo:margin-top="0.0283in" fo:margin-bottom="0in" loext:contextual-spacing="false" fo:line-height="110%" fo:text-align="start" style:justify-single-word="false" fo:keep-together="auto" fo:orphans="0" fo:widows="0" fo:text-indent="0.0429in" style:auto-text-indent="false" fo:break-before="auto" fo:break-after="auto" fo:padding="0in" fo:border="none" fo:keep-with-next="auto"/>
    </style:style>
    <style:style style:name="P176" style:family="paragraph" style:parent-style-name="Standard">
      <style:paragraph-properties fo:margin-left="0.5098in" fo:margin-right="1.25in" fo:margin-top="0.0283in" fo:margin-bottom="0in" loext:contextual-spacing="false" fo:line-height="109%" fo:text-align="start" style:justify-single-word="false" fo:keep-together="auto" fo:orphans="0" fo:widows="0" fo:text-indent="-0.0098in" style:auto-text-indent="false" fo:break-before="auto" fo:break-after="auto" fo:padding="0in" fo:border="none" fo:keep-with-next="auto"/>
    </style:style>
    <style:style style:name="P177" style:family="paragraph" style:parent-style-name="Standard">
      <style:paragraph-properties fo:margin-left="0.5047in" fo:margin-right="0.7807in" fo:margin-top="0.0283in" fo:margin-bottom="0in" loext:contextual-spacing="false" fo:line-height="110%" fo:text-align="start" style:justify-single-word="false" fo:keep-together="auto" fo:orphans="0" fo:widows="0" fo:text-indent="-0.0047in" style:auto-text-indent="false" fo:break-before="auto" fo:break-after="auto" fo:padding="0in" fo:border="none" fo:keep-with-next="auto"/>
    </style:style>
    <style:style style:name="P178" style:family="paragraph" style:parent-style-name="Standard">
      <style:paragraph-properties fo:margin-left="0.5098in" fo:margin-right="0.8846in" fo:margin-top="0.0283in" fo:margin-bottom="0in" loext:contextual-spacing="false" fo:line-height="109%" fo:text-align="start" style:justify-single-word="false" fo:keep-together="auto" fo:orphans="0" fo:widows="0" fo:text-indent="-0.0098in" style:auto-text-indent="false" fo:break-before="auto" fo:break-after="auto" fo:padding="0in" fo:border="none" fo:keep-with-next="auto"/>
    </style:style>
    <style:style style:name="P179" style:family="paragraph" style:parent-style-name="Standard">
      <style:paragraph-properties fo:margin-left="0.5098in" fo:margin-right="0.978in" fo:margin-top="0in" fo:margin-bottom="0in" loext:contextual-spacing="false" fo:line-height="110%" fo:text-align="start" style:justify-single-word="false" fo:keep-together="auto" fo:orphans="0" fo:widows="0" fo:text-indent="-0.0098in" style:auto-text-indent="false" fo:break-before="auto" fo:break-after="auto" fo:padding="0in" fo:border="none" fo:keep-with-next="auto"/>
    </style:style>
    <style:style style:name="P180" style:family="paragraph" style:parent-style-name="Standard">
      <style:paragraph-properties fo:margin-left="0.5492in" fo:margin-right="0in" fo:margin-top="0.02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81" style:family="paragraph" style:parent-style-name="Standard">
      <style:paragraph-properties fo:margin-left="0.5535in" fo:margin-right="0in" fo:margin-top="0.03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82" style:family="paragraph" style:parent-style-name="Standard">
      <style:paragraph-properties fo:margin-left="0.5736in" fo:margin-right="0in" fo:margin-top="0.02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83" style:family="paragraph" style:parent-style-name="Standard">
      <style:paragraph-properties fo:margin-left="0.5083in" fo:margin-right="0in" fo:margin-top="0.03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84" style:family="paragraph" style:parent-style-name="Standard">
      <style:paragraph-properties fo:margin-left="0.5083in" fo:margin-right="0in" fo:margin-top="0.02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85" style:family="paragraph" style:parent-style-name="Standard">
      <style:paragraph-properties fo:margin-left="0.5083in" fo:margin-right="0in" fo:margin-top="0.00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86" style:family="paragraph" style:parent-style-name="Standard">
      <style:paragraph-properties fo:margin-left="0.5083in" fo:margin-right="0in" fo:margin-top="0.011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87" style:family="paragraph" style:parent-style-name="Standard">
      <style:paragraph-properties fo:margin-left="0.5028in" fo:margin-right="1.4457in" fo:margin-top="0.0307in" fo:margin-bottom="0in" loext:contextual-spacing="false" fo:line-height="109%" fo:text-align="start" style:justify-single-word="false" fo:keep-together="auto" fo:orphans="0" fo:widows="0" fo:text-indent="0.0047in" style:auto-text-indent="false" fo:break-before="auto" fo:break-after="auto" fo:padding="0in" fo:border="none" fo:keep-with-next="auto"/>
    </style:style>
    <style:style style:name="P188" style:family="paragraph" style:parent-style-name="Standard">
      <style:paragraph-properties fo:margin-left="0.5008in" fo:margin-right="1.372in" fo:margin-top="0.0098in" fo:margin-bottom="0in" loext:contextual-spacing="false" fo:line-height="109%" fo:text-align="start" style:justify-single-word="false" fo:keep-together="auto" fo:orphans="0" fo:widows="0" fo:text-indent="0.052in" style:auto-text-indent="false" fo:break-before="auto" fo:break-after="auto" fo:padding="0in" fo:border="none" fo:keep-with-next="auto"/>
    </style:style>
    <style:style style:name="P189" style:family="paragraph" style:parent-style-name="Standard">
      <style:paragraph-properties fo:margin-left="0.5008in" fo:margin-right="1.372in" fo:margin-top="0.0307in" fo:margin-bottom="0in" loext:contextual-spacing="false" fo:line-height="109%" fo:text-align="start" style:justify-single-word="false" fo:keep-together="auto" fo:orphans="0" fo:widows="0" fo:text-indent="0.052in" style:auto-text-indent="false" fo:break-before="auto" fo:break-after="auto" fo:padding="0in" fo:border="none" fo:keep-with-next="auto"/>
    </style:style>
    <style:style style:name="P190" style:family="paragraph" style:parent-style-name="Standard">
      <style:paragraph-properties fo:margin-left="0.5083in" fo:margin-right="0.9201in" fo:margin-top="0.0291in" fo:margin-bottom="0in" loext:contextual-spacing="false" fo:line-height="11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1" style:family="paragraph" style:parent-style-name="Standard">
      <style:paragraph-properties fo:margin-left="0.5008in" fo:margin-right="0.9937in" fo:margin-top="0.0283in" fo:margin-bottom="0in" loext:contextual-spacing="false" fo:line-height="109%" fo:text-align="start" style:justify-single-word="false" fo:keep-together="auto" fo:orphans="0" fo:widows="0" fo:text-indent="0.052in" style:auto-text-indent="false" fo:break-before="auto" fo:break-after="auto" fo:padding="0in" fo:border="none" fo:keep-with-next="auto"/>
    </style:style>
    <style:style style:name="P192" style:family="paragraph" style:parent-style-name="Standard">
      <style:paragraph-properties fo:margin-left="0.5571in" fo:margin-right="0in" fo:margin-top="0.011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3" style:family="paragraph" style:parent-style-name="Standard">
      <style:paragraph-properties fo:margin-left="0.5008in" fo:margin-right="0.2874in" fo:margin-top="0.0307in" fo:margin-bottom="0in" loext:contextual-spacing="false" fo:line-height="109%" fo:text-align="start" style:justify-single-word="false" fo:keep-together="auto" fo:orphans="0" fo:widows="0" fo:text-indent="-0.0008in" style:auto-text-indent="false" fo:break-before="auto" fo:break-after="auto" fo:padding="0in" fo:border="none" fo:keep-with-next="auto"/>
    </style:style>
    <style:style style:name="P194" style:family="paragraph" style:parent-style-name="Standard">
      <style:paragraph-properties fo:margin-left="0.5083in" fo:margin-right="1.4457in" fo:margin-top="0.0291in" fo:margin-bottom="0in" loext:contextual-spacing="false" fo:line-height="10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5" style:family="paragraph" style:parent-style-name="Standard">
      <style:paragraph-properties fo:margin-left="0.5083in" fo:margin-right="0.8772in" fo:margin-top="0.0283in" fo:margin-bottom="0in" loext:contextual-spacing="false" fo:line-height="10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6" style:family="paragraph" style:parent-style-name="Standard">
      <style:paragraph-properties fo:margin-left="0.5008in" fo:margin-right="0.7043in" fo:margin-top="0.0283in" fo:margin-bottom="0in" loext:contextual-spacing="false" fo:line-height="109%" fo:text-align="start" style:justify-single-word="false" fo:keep-together="auto" fo:orphans="0" fo:widows="0" fo:text-indent="-0.0008in" style:auto-text-indent="false" fo:break-before="auto" fo:break-after="auto" fo:padding="0in" fo:border="none" fo:keep-with-next="auto"/>
    </style:style>
    <style:style style:name="P197" style:family="paragraph" style:parent-style-name="Standard">
      <style:paragraph-properties fo:margin-left="0.5055in" fo:margin-right="0.1146in" fo:margin-top="0.0283in" fo:margin-bottom="0in" loext:contextual-spacing="false" fo:line-height="109%" fo:text-align="start" style:justify-single-word="false" fo:keep-together="auto" fo:orphans="0" fo:widows="0" fo:text-indent="-0.0047in" style:auto-text-indent="false" fo:break-before="auto" fo:break-after="auto" fo:padding="0in" fo:border="none" fo:keep-with-next="auto"/>
    </style:style>
    <style:style style:name="P198" style:family="paragraph" style:parent-style-name="Standard">
      <style:paragraph-properties fo:margin-left="0.5681in" fo:margin-right="0in" fo:margin-top="0.02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9" style:family="paragraph" style:parent-style-name="Standard">
      <style:paragraph-properties fo:margin-left="0.5028in" fo:margin-right="0.0665in" fo:margin-top="0.0283in" fo:margin-bottom="0in" loext:contextual-spacing="false" fo:line-height="109%" fo:text-align="start" style:justify-single-word="false" fo:keep-together="auto" fo:orphans="0" fo:widows="0" fo:text-indent="-0.002in" style:auto-text-indent="false" fo:break-before="auto" fo:break-after="auto" fo:padding="0in" fo:border="none" fo:keep-with-next="auto"/>
    </style:style>
    <style:style style:name="P200" style:family="paragraph" style:parent-style-name="Standard">
      <style:paragraph-properties fo:margin-left="0.7638in" fo:margin-right="0in" fo:margin-top="0.285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1" style:family="paragraph" style:parent-style-name="Standard">
      <style:paragraph-properties fo:margin-left="0.7638in" fo:margin-right="0in" fo:margin-top="0.022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2" style:family="paragraph" style:parent-style-name="Standard">
      <style:paragraph-properties fo:margin-left="0.7638in" fo:margin-right="0in" fo:margin-top="0.107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3" style:family="paragraph" style:parent-style-name="Standard">
      <style:paragraph-properties fo:margin-left="0.7638in" fo:margin-right="1.7311in" fo:margin-top="0.1091in" fo:margin-bottom="0in" loext:contextual-spacing="false" fo:line-height="143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4" style:family="paragraph" style:parent-style-name="Standard">
      <style:paragraph-properties fo:margin-left="0.7638in" fo:margin-right="0.4299in" fo:margin-top="0.1091in" fo:margin-bottom="0in" loext:contextual-spacing="false" fo:line-height="143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urier New" fo:font-size="14pt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epared By </text:span></text:p>
      <text:p text:style-name="P3"><text:span text:style-name="T2">Dr. K. Jayasakthi Velmurugan, </text:span></text:p>
      <text:p text:style-name="P3"><text:span text:style-name="T2">Prof/CSE, </text:span></text:p>
      <text:p text:style-name="P1"><text:span text:style-name="T2">Deep Learning </text:span></text:p>
      <text:p text:style-name="P3"><text:span text:style-name="T2">SSE, SIMATS </text:span></text:p>
      <text:p text:style-name="P4"><text:span text:style-name="T1">CSA43 INTERNET PROGRAMMING LAB MANUAL </text:span></text:p>
      <text:p text:style-name="P15"><text:span text:style-name="T1">1) Design a Home Page for Library Management System </text:span></text:p>
      <text:p text:style-name="P16"><text:span text:style-name="T1">HTML Code: </text:span><text:span text:style-name="T2">home.html </text:span></text:p>
      <text:p text:style-name="P22"><text:span text:style-name="T2">&lt;html&gt; </text:span></text:p>
      <text:p text:style-name="P23"><text:span text:style-name="T2">&lt;head&gt; </text:span></text:p>
      <text:p text:style-name="P23"><text:span text:style-name="T2">&lt;title&gt;Library Management System&lt;/title&gt; </text:span></text:p>
      <text:p text:style-name="P23"><text:span text:style-name="T2">&lt;link rel="stylesheet" href="style_main.css"&gt; <text:s/></text:span></text:p>
      <text:p text:style-name="P23"><text:span text:style-name="T2">&lt;/head&gt; </text:span></text:p>
      <text:p text:style-name="P23"><text:span text:style-name="T2">&lt;body&gt; </text:span></text:p>
      <text:p text:style-name="P23"><text:span text:style-name="T2">&lt;header id="top"&gt; </text:span></text:p>
      <text:p text:style-name="P23"><text:span text:style-name="T2">&lt;nav&gt; </text:span></text:p>
      <text:p text:style-name="P23"><text:span text:style-name="T2">&lt;ul&gt; </text:span></text:p>
      <text:p text:style-name="P23"><text:span text:style-name="T2">&lt;li&gt;&lt;a href="#home"&gt;Home&lt;/a&gt;&lt;/li&gt; </text:span></text:p>
      <text:p text:style-name="P23"><text:span text:style-name="T2">&lt;li&gt;&lt;a href="#register"&gt;Register&lt;/a&gt;&lt;/li&gt; </text:span></text:p>
      <text:p text:style-name="P23"><text:span text:style-name="T2">&lt;li&gt;&lt;a href="#login"&gt;Login&lt;/a&gt;&lt;/li&gt; </text:span></text:p>
      <text:p text:style-name="P23"><text:soft-page-break/><text:span text:style-name="T2">&lt;li&gt;&lt;a href="#contact"&gt;Contact&lt;/a&gt;&lt;/li&gt; </text:span></text:p>
      <text:p text:style-name="P23"><text:span text:style-name="T2">&lt;/ul&gt; </text:span></text:p>
      <text:p text:style-name="P23"><text:span text:style-name="T2">&lt;/nav&gt; </text:span></text:p>
      <text:p text:style-name="P23"><text:span text:style-name="T2">&lt;/header&gt; </text:span></text:p>
      <text:p text:style-name="P23"><text:span text:style-name="T2">&lt;section id="home"&gt; </text:span></text:p>
      <text:p text:style-name="P23"><text:span text:style-name="T2">&lt;center&gt; </text:span></text:p>
      <text:p text:style-name="P23"><text:span text:style-name="T2">&lt;img src="book.jfif" alt="about library"&gt; </text:span></text:p>
      <text:p text:style-name="P23"><text:span text:style-name="T2">&lt;h2&gt;Library Management System&lt;/h2&gt; </text:span></text:p>
      <text:p text:style-name="P23"><text:span text:style-name="T2">&lt;/div&gt; <text:s/></text:span></text:p>
      <text:p text:style-name="P23"><text:span text:style-name="T2">&lt;/section&gt; </text:span></text:p>
      <text:p text:style-name="P23"><text:span text:style-name="T2">&lt;/body&gt; </text:span></text:p>
      <text:p text:style-name="P23"><text:span text:style-name="T2">&lt;/html&gt; </text:span></text:p>
      <text:p text:style-name="P30"><text:span text:style-name="T1">CSS file: </text:span><text:span text:style-name="T2">style_main.css </text:span></text:p>
      <text:p text:style-name="P37"><text:span text:style-name="T2">*{ </text:span></text:p>
      <text:p text:style-name="P40"><text:span text:style-name="T2">padding: 0; </text:span></text:p>
      <text:p text:style-name="P46"><text:span text:style-name="T2">margin: 0; </text:span></text:p>
      <text:p text:style-name="P53"><text:span text:style-name="T2">} </text:span></text:p>
      <text:p text:style-name="P40"><text:span text:style-name="T2">body </text:span></text:p>
      <text:p text:style-name="P62"><text:span text:style-name="T2">{</text:span></text:p>
      <text:p text:style-name="P23"><text:span text:style-name="T2">overflow:hidden; </text:span></text:p>
      <text:p text:style-name="P53"><text:span text:style-name="T2">} </text:span></text:p>
      <text:p text:style-name="P65"><text:soft-page-break/><text:span text:style-name="T2">header{ </text:span></text:p>
      <text:p text:style-name="P40"><text:span text:style-name="T2">background-color:cyan; </text:span></text:p>
      <text:p text:style-name="P65"><text:span text:style-name="T2">height: 45px; </text:span></text:p>
      <text:p text:style-name="P53"><text:span text:style-name="T2">} </text:span></text:p>
      <text:p text:style-name="P66"><text:span text:style-name="T2">header nav ul{ </text:span></text:p>
      <text:p text:style-name="P23"><text:span text:style-name="T2">display: flex; </text:span></text:p>
      <text:p text:style-name="P40"><text:span text:style-name="T2">padding-top:10px; </text:span></text:p>
      <text:p text:style-name="P46"><text:span text:style-name="T2">margin-top:0; </text:span></text:p>
      <text:p text:style-name="P46"><text:span text:style-name="T2">margin-left: 50%; </text:span></text:p>
      <text:p text:style-name="P70"><text:span text:style-name="T2">list-style: none; </text:span></text:p>
      <text:p text:style-name="P53"><text:span text:style-name="T2">} </text:span></text:p>
      <text:p text:style-name="P65"><text:span text:style-name="T2">header nav ul li{ </text:span></text:p>
      <text:p text:style-name="P40"><text:span text:style-name="T2">padding-left: 10%; </text:span></text:p>
      <text:p text:style-name="P17"><text:span text:style-name="T2">font-size:1.5em; </text:span></text:p>
      <text:p text:style-name="P53"><text:span text:style-name="T2">} </text:span></text:p>
      <text:p text:style-name="P65"><text:span text:style-name="T2">header a{ </text:span></text:p>
      <text:p text:style-name="P46"><text:span text:style-name="T2">text-decoration: none; </text:span></text:p>
      <text:p text:style-name="P74"><text:span text:style-name="T2">color: brown; </text:span></text:p>
      <text:p text:style-name="P53"><text:span text:style-name="T2">} </text:span></text:p>
      <text:p text:style-name="P31"><text:span text:style-name="T2">section{ </text:span></text:p>
      <text:p text:style-name="P65"><text:span text:style-name="T2">height: 100vh; </text:span></text:p>
      <text:p text:style-name="P40"><text:soft-page-break/><text:span text:style-name="T2">border: 1px solid grey; </text:span></text:p>
      <text:p text:style-name="P23"><text:span text:style-name="T2">display: flex; </text:span></text:p>
      <text:p text:style-name="P78"><text:span text:style-name="T2">justify-content: center; </text:span></text:p>
      <text:p text:style-name="P80"><text:span text:style-name="T2">align-items: center; </text:span></text:p>
      <text:p text:style-name="P53"><text:span text:style-name="T2">} </text:span></text:p>
      <text:p text:style-name="P46"><text:span text:style-name="T2">img{ </text:span></text:p>
      <text:p text:style-name="P65"><text:span text:style-name="T2">height: 300px; </text:span></text:p>
      <text:p text:style-name="P40"><text:span text:style-name="T2">border-radius: 50%; </text:span></text:p>
      <text:p text:style-name="P81"><text:span text:style-name="T2">border: 12px solid rgb(255, 85, 0); padding: 10px 10px 20px 20px; margin: 20px 20px 15px 10px; } </text:span></text:p>
      <text:p text:style-name="P67"><text:span text:style-name="T2">h2 </text:span></text:p>
      <text:p text:style-name="P62"><text:span text:style-name="T2">{ </text:span></text:p>
      <text:p text:style-name="P82"><text:span text:style-name="T2">margin: 20px 20px 15px 10px; font-size:3em; </text:span></text:p>
      <text:p text:style-name="P54"><text:span text:style-name="T2">} </text:span></text:p>
      <text:p text:style-name="P40"><text:span text:style-name="T2">#home { </text:span></text:p>
      <text:p text:style-name="P40"><text:span text:style-name="T2">background-color: pink; </text:span></text:p>
      <text:p text:style-name="P53"><text:span text:style-name="T2">}</text:span></text:p>
      <text:p text:style-name="P83"><text:span text:style-name="T1">2) To Design a Registration Form </text:span></text:p>
      <text:p text:style-name="P85"><text:span text:style-name="T1">HTML File: </text:span><text:span text:style-name="T2">Register.html </text:span></text:p>
      <text:p text:style-name="P86"><text:span text:style-name="T2">&lt;html&gt; </text:span></text:p>
      <text:p text:style-name="P87"><text:span text:style-name="T2">&lt;head&gt; </text:span></text:p>
      <text:p text:style-name="P5"><text:span text:style-name="T2"><text:s/>&lt;title&gt;Registration Form&lt;/title&gt; </text:span></text:p>
      <text:p text:style-name="P6"><text:soft-page-break/><text:span text:style-name="T2"><text:s/>&lt;link rel="stylesheet" href=" Registerstyle.css"&gt; </text:span></text:p>
      <text:p text:style-name="P87"><text:span text:style-name="T2">&lt;/head&gt; </text:span></text:p>
      <text:p text:style-name="P87"><text:span text:style-name="T2">&lt;body&gt; </text:span></text:p>
      <text:p text:style-name="P5"><text:span text:style-name="T2"><text:s/>&lt;div class="container"&gt; </text:span></text:p>
      <text:p text:style-name="P6"><text:span text:style-name="T2"><text:s/>&lt;h2&gt;Registration Form&lt;/h2&gt; </text:span></text:p>
      <text:p text:style-name="P7"><text:span text:style-name="T2"><text:s/>&lt;form&gt; </text:span></text:p>
      <text:p text:style-name="P89"><text:span text:style-name="T2"><text:s/>&lt;input type="text" name="name" placeholder="Your Name" id="name" required&gt; <text:s/>&lt;input type="text" name="username" placeholder="User Name" id="username" required&gt; <text:s/>&lt;input type="password" placeholder="Password" name="pass" id="pass" required&gt; <text:s/>&lt;input type="password" placeholder="Retype Password" name="repass" id="repass" <text:s/>required&gt; </text:span></text:p>
      <text:p text:style-name="P91"><text:span text:style-name="T2"><text:s/>&lt;input type="email" placeholder="email" name="email" id="email" required&gt; <text:s/>&lt;input type="number" placeholder="Phone No" name="pno" id="pno" required&gt; <text:s/>&lt;input type="date" placeholder="Date of birth" name="dob" id="dob" required&gt; <text:s/>&lt;input class="btn" type="submit" value="Register"&gt; </text:span></text:p>
      <text:p text:style-name="P8"><text:span text:style-name="T2"><text:s/>&lt;/form&gt; </text:span></text:p>
      <text:p text:style-name="P6"><text:span text:style-name="T2"><text:s/>&lt;/div&gt; </text:span></text:p>
      <text:p text:style-name="P5"><text:span text:style-name="T2"><text:s/>&lt;/body&gt; </text:span></text:p>
      <text:p text:style-name="P87"><text:span text:style-name="T2">&lt;/html&gt; </text:span></text:p>
      <text:p text:style-name="P92"><text:span text:style-name="T1">CSS File : </text:span><text:span text:style-name="T2">Registerstyle.css </text:span></text:p>
      <text:p text:style-name="P94"><text:span text:style-name="T2">body { </text:span></text:p>
      <text:p text:style-name="P95"><text:span text:style-name="T2"><text:s/>font-family: Arial, sans-serif; </text:span></text:p>
      <text:p text:style-name="P96"><text:span text:style-name="T2"><text:s/>background: grey; </text:span></text:p>
      <text:p text:style-name="P97"><text:span text:style-name="T2"><text:s/>display: flex; </text:span></text:p>
      <text:p text:style-name="P95"><text:span text:style-name="T2"><text:s/>justify-content: center; </text:span></text:p>
      <text:p text:style-name="P97"><text:span text:style-name="T2"><text:s/>padding-top: 50px; </text:span></text:p>
      <text:p text:style-name="P99"><text:span text:style-name="T2">} </text:span></text:p>
      <text:p text:style-name="P100"><text:span text:style-name="T2">.container { </text:span></text:p>
      <text:p text:style-name="P95"><text:soft-page-break/><text:span text:style-name="T2"><text:s/>background: white; </text:span></text:p>
      <text:p text:style-name="P97"><text:span text:style-name="T2"><text:s/>padding:20px 40px;</text:span></text:p>
      <text:p text:style-name="P102"><text:span text:style-name="T2"><text:s/>border-radius: 8px; <text:s/>width: 300px; </text:span></text:p>
      <text:p text:style-name="P98"><text:span text:style-name="T2"><text:s/>} </text:span></text:p>
      <text:p text:style-name="P103"><text:span text:style-name="T2">input{ </text:span></text:p>
      <text:p text:style-name="P97"><text:span text:style-name="T2"><text:s/>width: 100%; </text:span></text:p>
      <text:p text:style-name="P104"><text:span text:style-name="T2"><text:s/>margin-bottom: 10px; <text:s/>padding: 10px; </text:span></text:p>
      <text:p text:style-name="P105"><text:span text:style-name="T2"><text:s/>border: 1px solid #ddd; <text:s/>border-radius: 4px; } </text:span></text:p>
      <text:p text:style-name="P101"><text:span text:style-name="T2">.btn { </text:span></text:p>
      <text:p text:style-name="P106"><text:span text:style-name="T2"><text:s/>margin-left:15px; <text:s/>align:center; </text:span></text:p>
      <text:p text:style-name="P107"><text:span text:style-name="T2"><text:s/>background: #28a745; <text:s/>border-radius: 4px; }</text:span></text:p>
      <text:p text:style-name="P108"><text:span text:style-name="T1">3) Login Form </text:span></text:p>
      <text:p text:style-name="P18"><text:span text:style-name="T1">HTML Code: </text:span><text:span text:style-name="T2">Login.html </text:span></text:p>
      <text:p text:style-name="P24"><text:span text:style-name="T2">&lt;html&gt; </text:span></text:p>
      <text:p text:style-name="P25"><text:span text:style-name="T2">&lt;head&gt; </text:span></text:p>
      <text:p text:style-name="P109"><text:span text:style-name="T2"><text:s/>&lt;title&gt;Login Form&lt;/title&gt; </text:span></text:p>
      <text:p text:style-name="P110"><text:span text:style-name="T2"><text:s/>&lt;link rel="stylesheet" href=”Loginstyle.css"&gt; </text:span></text:p>
      <text:p text:style-name="P25"><text:span text:style-name="T2">&lt;/head&gt; </text:span></text:p>
      <text:p text:style-name="P25"><text:span text:style-name="T2">&lt;body&gt; </text:span></text:p>
      <text:p text:style-name="P109"><text:span text:style-name="T2"><text:s/>&lt;div class="container"&gt; </text:span></text:p>
      <text:p text:style-name="P110"><text:span text:style-name="T2"><text:s/>&lt;h2&gt;Login Form&lt;/h2&gt; </text:span></text:p>
      <text:p text:style-name="P111"><text:soft-page-break/><text:span text:style-name="T2"><text:s/>&lt;form&gt; </text:span></text:p>
      <text:p text:style-name="P118"><text:span text:style-name="T2"><text:s/>&lt;input type="text" name="username" placeholder="User Name" id="username" <text:s/>required&gt; </text:span></text:p>
      <text:p text:style-name="P119"><text:span text:style-name="T2"><text:s/>&lt;input type="password" placeholder="Password" name="pass" id="pass" required&gt; <text:s/>&lt;input class="btn" type="submit" value="Login"&gt; </text:span></text:p>
      <text:p text:style-name="P112"><text:span text:style-name="T2"><text:s/>&lt;/form&gt; </text:span></text:p>
      <text:p text:style-name="P110"><text:span text:style-name="T2"><text:s/>&lt;/div&gt; </text:span></text:p>
      <text:p text:style-name="P109"><text:span text:style-name="T2"><text:s/>&lt;/body&gt; </text:span></text:p>
      <text:p text:style-name="P25"><text:span text:style-name="T2">&lt;/html&gt; </text:span></text:p>
      <text:p text:style-name="P32"><text:span text:style-name="T1">CSS File: </text:span><text:span text:style-name="T2">Loginstyle.css </text:span></text:p>
      <text:p text:style-name="P41"><text:span text:style-name="T2">body { </text:span></text:p>
      <text:p text:style-name="P110"><text:span text:style-name="T2"><text:s/>font-family: Arial, sans-serif; </text:span></text:p>
      <text:p text:style-name="P109"><text:span text:style-name="T2"><text:s/>background: lightblue; </text:span></text:p>
      <text:p text:style-name="P109"><text:span text:style-name="T2"><text:s/>display: flex; </text:span></text:p>
      <text:p text:style-name="P109"><text:span text:style-name="T2"><text:s/>justify-content: center; </text:span></text:p>
      <text:p text:style-name="P110"><text:span text:style-name="T2"><text:s/>padding:150px; </text:span></text:p>
      <text:p text:style-name="P55"><text:span text:style-name="T2">} </text:span></text:p>
      <text:p text:style-name="P122"><text:span text:style-name="T2">.container { </text:span></text:p>
      <text:p text:style-name="P109"><text:span text:style-name="T2"><text:s/>background: white; </text:span></text:p>
      <text:p text:style-name="P110"><text:span text:style-name="T2"><text:s/>padding:20px 40px; </text:span></text:p>
      <text:p text:style-name="P109"><text:span text:style-name="T2"><text:s/>border-radius: 8px; </text:span></text:p>
      <text:p text:style-name="P109"><text:span text:style-name="T2"><text:s/>width: 300px; </text:span></text:p>
      <text:p text:style-name="P110"><text:span text:style-name="T2"><text:s/>} </text:span></text:p>
      <text:p text:style-name="P47"><text:soft-page-break/><text:span text:style-name="T2">input{ </text:span></text:p>
      <text:p text:style-name="P109"><text:span text:style-name="T2"><text:s/>width: 100%;</text:span></text:p>
      <text:p text:style-name="P126"><text:span text:style-name="T2"><text:s/>margin-bottom: 20px; <text:s/>padding: 10px; </text:span></text:p>
      <text:p text:style-name="P127"><text:span text:style-name="T2"><text:s/>border: 1px solid #ddd; <text:s/>border-radius: 4px; } </text:span></text:p>
      <text:p text:style-name="P123"><text:span text:style-name="T2">.btn { </text:span></text:p>
      <text:p text:style-name="P128"><text:span text:style-name="T2"><text:s/>margin-top:15px; <text:s/>margin-left:70px; <text:s/>width:50%; </text:span></text:p>
      <text:p text:style-name="P113"><text:span text:style-name="T2"><text:s/>align:center; </text:span></text:p>
      <text:p text:style-name="P129"><text:span text:style-name="T2"><text:s/>background: orange; <text:s/>border-radius:7px; }</text:span></text:p>
      <text:p text:style-name="P83"><text:span text:style-name="T1">4) Adding Contact Details and Footer </text:span></text:p>
      <text:p text:style-name="P18"><text:span text:style-name="T1">HTML Code: </text:span><text:span text:style-name="T2">Lastpage.html </text:span></text:p>
      <text:p text:style-name="P26"><text:span text:style-name="T2">&lt;html&gt; </text:span></text:p>
      <text:p text:style-name="P25"><text:span text:style-name="T2">&lt;head&gt; </text:span></text:p>
      <text:p text:style-name="P110"><text:span text:style-name="T2"><text:s/>&lt;title&gt;Contact&lt;/title&gt; </text:span></text:p>
      <text:p text:style-name="P130"><text:span text:style-name="T2"><text:s/>&lt;link rel="stylesheet" href="Contactstyle.css"&gt; &lt;/head&gt; </text:span></text:p>
      <text:p text:style-name="P27"><text:span text:style-name="T2">&lt;body&gt; </text:span></text:p>
      <text:p text:style-name="P24"><text:span text:style-name="T2">&lt;section&gt; </text:span></text:p>
      <text:p text:style-name="P28"><text:span text:style-name="T2">&lt;h1&gt;Contact me&lt;/h1&gt; </text:span></text:p>
      <text:p text:style-name="P25"><text:span text:style-name="T2">&lt;ul&gt; </text:span></text:p>
      <text:p text:style-name="P25"><text:span text:style-name="T2">&lt;li&gt;library@gmail.com&lt;/li&gt; </text:span></text:p>
      <text:p text:style-name="P24"><text:span text:style-name="T2">&lt;li&gt;9723551290&lt;/li&gt; </text:span></text:p>
      <text:p text:style-name="P25"><text:span text:style-name="T2">&lt;/ul&gt; </text:span></text:p>
      <text:p text:style-name="P25"><text:soft-page-break/><text:span text:style-name="T2">&lt;/section&gt; </text:span></text:p>
      <text:p text:style-name="P24"><text:span text:style-name="T2">&lt;footer&gt; </text:span></text:p>
      <text:p text:style-name="P131"><text:span text:style-name="T2">&lt;p&gt;© Copyright 2023 Saveetha School of Engineering&lt;/p&gt; &lt;/footer&gt; </text:span></text:p>
      <text:p text:style-name="P114"><text:span text:style-name="T2"><text:s/>&lt;/body&gt; </text:span></text:p>
      <text:p text:style-name="P24"><text:span text:style-name="T2">&lt;/html&gt; </text:span></text:p>
      <text:p text:style-name="P33"><text:span text:style-name="T1">CSS File: </text:span><text:span text:style-name="T2">Contactstyle.css </text:span></text:p>
      <text:p text:style-name="P38"><text:span text:style-name="T2">*{ </text:span></text:p>
      <text:p text:style-name="P42"><text:span text:style-name="T2">padding: 0; </text:span></text:p>
      <text:p text:style-name="P47"><text:span text:style-name="T2">margin: 0; </text:span></text:p>
      <text:p text:style-name="P56"><text:span text:style-name="T2">} </text:span></text:p>
      <text:p text:style-name="P42"><text:span text:style-name="T2">body </text:span></text:p>
      <text:p text:style-name="P63"><text:span text:style-name="T2">{ </text:span></text:p>
      <text:p text:style-name="P25"><text:span text:style-name="T2">overflow:hidden; </text:span></text:p>
      <text:p text:style-name="P56"><text:span text:style-name="T2">} </text:span></text:p>
      <text:p text:style-name="P34"><text:span text:style-name="T2">section{ </text:span></text:p>
      <text:p text:style-name="P68"><text:span text:style-name="T2">height: 95%; </text:span></text:p>
      <text:p text:style-name="P43"><text:span text:style-name="T2">border: 1px solid grey; </text:span></text:p>
      <text:p text:style-name="P25"><text:span text:style-name="T2">display: flex; </text:span></text:p>
      <text:p text:style-name="P79"><text:span text:style-name="T2">justify-content: center;</text:span></text:p>
      <text:p text:style-name="P80"><text:span text:style-name="T2">align-items: center; </text:span></text:p>
      <text:p text:style-name="P132"><text:span text:style-name="T2">background-color: blanchedalmond; } </text:span></text:p>
      <text:p text:style-name="P69"><text:soft-page-break/><text:span text:style-name="T2">ul{ </text:span></text:p>
      <text:p text:style-name="P47"><text:span text:style-name="T2">margin-top: 2%; </text:span></text:p>
      <text:p text:style-name="P19"><text:span text:style-name="T2">font-size: 1.5rem; </text:span></text:p>
      <text:p text:style-name="P42"><text:span text:style-name="T2">padding-top:90px; </text:span></text:p>
      <text:p text:style-name="P55"><text:span text:style-name="T2">} </text:span></text:p>
      <text:p text:style-name="P42"><text:span text:style-name="T2">p{ </text:span></text:p>
      <text:p text:style-name="P48"><text:span text:style-name="T2">margin-top: 1%; </text:span></text:p>
      <text:p text:style-name="P20"><text:span text:style-name="T2">font-size: 1rem; </text:span></text:p>
      <text:p text:style-name="P55"><text:span text:style-name="T2">} </text:span></text:p>
      <text:p text:style-name="P19"><text:span text:style-name="T2">footer { </text:span></text:p>
      <text:p text:style-name="P71"><text:span text:style-name="T2">line-height: 5%; </text:span></text:p>
      <text:p text:style-name="P25"><text:span text:style-name="T2">display: flex; </text:span></text:p>
      <text:p text:style-name="P79"><text:span text:style-name="T2">justify-content: center; </text:span></text:p>
      <text:p text:style-name="P19"><text:span text:style-name="T2">font-size: 0.5rem; </text:span></text:p>
      <text:p text:style-name="P55"><text:span text:style-name="T2">}</text:span></text:p>
      <text:p text:style-name="P133"><text:span text:style-name="T1">5) Validating User input using JavaScript at the time of Registration <text:s/>Html Code with Script: </text:span><text:span text:style-name="T2">Register_script.html </text:span></text:p>
      <text:p text:style-name="P88"><text:span text:style-name="T2">&lt;html&gt; </text:span></text:p>
      <text:p text:style-name="P87"><text:span text:style-name="T2">&lt;head&gt; </text:span></text:p>
      <text:p text:style-name="P6"><text:span text:style-name="T2"><text:s/>&lt;title&gt;Registration Form&lt;/title&gt; </text:span></text:p>
      <text:p text:style-name="P5"><text:span text:style-name="T2"><text:s/>&lt;link rel="stylesheet" href="Registerstylescript.css"&gt; </text:span></text:p>
      <text:p text:style-name="P87"><text:span text:style-name="T2">&lt;/head&gt; </text:span></text:p>
      <text:p text:style-name="P87"><text:soft-page-break/><text:span text:style-name="T2">&lt;body&gt; </text:span></text:p>
      <text:p text:style-name="P5"><text:span text:style-name="T2"><text:s/>&lt;div class="container"&gt; </text:span></text:p>
      <text:p text:style-name="P6"><text:span text:style-name="T2"><text:s/>&lt;h2&gt;Registration Form&lt;/h2&gt; </text:span></text:p>
      <text:p text:style-name="P6"><text:span text:style-name="T2"><text:s/>&lt;form id="RegistrationForm"&gt; </text:span></text:p>
      <text:p text:style-name="P90"><text:span text:style-name="T2"><text:s/>&lt;input type="text" name="name" placeholder="Your Name" id="name" required&gt; <text:s/>&lt;input type="text" name="username" placeholder="User Name" id="username" required&gt; <text:s/>&lt;span class="note" id="une"&gt;&lt;/span&gt; </text:span></text:p>
      <text:p text:style-name="P134"><text:span text:style-name="T2"><text:s/>&lt;input type="password" placeholder="Password" name="pass" id="pass" required&gt; <text:s/>&lt;span class="note" id="pe"&gt;&lt;/span&gt; </text:span></text:p>
      <text:p text:style-name="P135"><text:span text:style-name="T2"><text:s/>&lt;input type="password" placeholder="Retype Password" name="repass" id="repass" <text:s/>required&gt; </text:span></text:p>
      <text:p text:style-name="P9"><text:span text:style-name="T2"><text:s/>&lt;span class="note" id="rpe"&gt;&lt;/span&gt; </text:span></text:p>
      <text:p text:style-name="P136"><text:span text:style-name="T2"><text:s/>&lt;input type="email" placeholder="email" name="email" id="email" required&gt; <text:s/>&lt;span class="note" id="ee"&gt;&lt;/span&gt; </text:span></text:p>
      <text:p text:style-name="P137"><text:span text:style-name="T2"><text:s/>&lt;input type="number" placeholder="Phone No" name="pno" id="pno" required&gt; <text:s/>&lt;span class="note" id="pne"&gt;&lt;/span&gt; </text:span></text:p>
      <text:p text:style-name="P138"><text:span text:style-name="T2"><text:s/>&lt;input type="date" placeholder="Date of birth" name="dob" id="dob" required&gt; <text:s/>&lt;input class="btn" type="submit" value="Register"&gt; </text:span></text:p>
      <text:p text:style-name="P8"><text:span text:style-name="T2"><text:s/>&lt;/form&gt; </text:span></text:p>
      <text:p text:style-name="P5"><text:span text:style-name="T2"><text:s/>&lt;/div&gt; </text:span></text:p>
      <text:p text:style-name="P6"><text:span text:style-name="T2"><text:s/>&lt;script&gt; </text:span></text:p>
      <text:p text:style-name="P7"><text:span text:style-name="T2"><text:s/>var s=true; </text:span></text:p>
      <text:p text:style-name="P139"><text:span text:style-name="T2"><text:s/>document.getElementById('RegistrationForm').addEventListener('submit', function(e) { <text:s/>e.preventDefault(); </text:span></text:p>
      <text:p text:style-name="P10"><text:span text:style-name="T2"><text:s/>// Get input values </text:span></text:p>
      <text:p text:style-name="P140"><text:span text:style-name="T2"><text:s/>const username = document.getElementById('username').value.trim(); <text:s/>const email = document.getElementById('email').value.trim(); </text:span></text:p>
      <text:p text:style-name="P8"><text:span text:style-name="T2"><text:s/>const password = document.getElementById('pass').value;</text:span></text:p>
      <text:p text:style-name="P141"><text:span text:style-name="T2"><text:s/>const confirmPassword = document.getElementById('repass').value; <text:s/>const phone=document.getElementById('pno').value; </text:span></text:p>
      <text:p text:style-name="P11"><text:span text:style-name="T2"><text:s/>// Username validation </text:span></text:p>
      <text:p text:style-name="P7"><text:soft-page-break/><text:span text:style-name="T2"><text:s/>if (username.length &lt; 3) { </text:span></text:p>
      <text:p text:style-name="P6"><text:span text:style-name="T2"><text:s/>s=false; </text:span></text:p>
      <text:p text:style-name="P142"><text:span text:style-name="T2"><text:s/>document.getElementById('une').innerHTML = 'Username must be at least 3 characters.'; <text:s/>} </text:span></text:p>
      <text:p text:style-name="P8"><text:span text:style-name="T2"><text:s/>// Email validation </text:span></text:p>
      <text:p text:style-name="P6"><text:span text:style-name="T2"><text:s/>if (!/^[^\s@]+@[^\s@]+\.[^\s@]+$/.test(email)) { </text:span></text:p>
      <text:p text:style-name="P143"><text:span text:style-name="T2"><text:s/>document.getElementById('ee').innerHTML = 'Invalid email format.'; <text:s/>s=false; </text:span></text:p>
      <text:p text:style-name="P8"><text:span text:style-name="T2"><text:s/>} </text:span></text:p>
      <text:p text:style-name="P5"><text:span text:style-name="T2"><text:s/>// Password validation </text:span></text:p>
      <text:p text:style-name="P6"><text:span text:style-name="T2"><text:s/>if (password.length &lt; 6) { </text:span></text:p>
      <text:p text:style-name="P144"><text:span text:style-name="T2"><text:s/>document.getElementById('pe').innerHTML = 'Password must be at least 6 characters.'; <text:s/>s=false; <text:s/></text:span></text:p>
      <text:p text:style-name="P145"><text:span text:style-name="T2">} </text:span></text:p>
      <text:p text:style-name="P6"><text:span text:style-name="T2"><text:s/>// Confirm Password match </text:span></text:p>
      <text:p text:style-name="P6"><text:span text:style-name="T2"><text:s/>if (password !== confirmPassword) { </text:span></text:p>
      <text:p text:style-name="P149"><text:span text:style-name="T2"><text:s/>document.getElementById('rpe').innerHTML = 'Passwords do not match.'; <text:s/>s=false; </text:span></text:p>
      <text:p text:style-name="P8"><text:span text:style-name="T2"><text:s/>} </text:span></text:p>
      <text:p text:style-name="P7"><text:span text:style-name="T2"><text:s/>if(!/^[9|8|7|6]([0-9]{9})$/.test(phone)) </text:span></text:p>
      <text:p text:style-name="P150"><text:span text:style-name="T2">{ <text:s/></text:span></text:p>
      <text:p text:style-name="P152"><text:span text:style-name="T2"><text:s/>document.getElementById('pne').innerHTML="Phone Number not Exist"; <text:s/>s=false; </text:span></text:p>
      <text:p text:style-name="P146"><text:span text:style-name="T2">} </text:span></text:p>
      <text:p text:style-name="P5"><text:span text:style-name="T2"><text:s/>if (s) { </text:span></text:p>
      <text:p text:style-name="P6"><text:span text:style-name="T2"><text:s/>alert('Form is valid. Submitting...'); </text:span></text:p>
      <text:p text:style-name="P6"><text:soft-page-break/><text:span text:style-name="T2"><text:s/>} </text:span></text:p>
      <text:p text:style-name="P147"><text:span text:style-name="T2">}); </text:span></text:p>
      <text:p text:style-name="P87"><text:span text:style-name="T2">&lt;/script&gt; </text:span></text:p>
      <text:p text:style-name="P7"><text:span text:style-name="T2"><text:s/>&lt;/body&gt; </text:span></text:p>
      <text:p text:style-name="P87"><text:span text:style-name="T2">&lt;/html&gt; </text:span></text:p>
      <text:p text:style-name="P93"><text:span text:style-name="T1">CSS File: </text:span><text:span text:style-name="T2">Registerstylescript.css </text:span></text:p>
      <text:p text:style-name="P12"><text:span text:style-name="T2">body { </text:span></text:p>
      <text:p text:style-name="P6"><text:span text:style-name="T2"><text:s/>font-family: Arial, sans-serif; </text:span></text:p>
      <text:p text:style-name="P6"><text:span text:style-name="T2"><text:s/>background: grey;</text:span></text:p>
      <text:p text:style-name="P13"><text:span text:style-name="T2"><text:s/>display: flex; </text:span></text:p>
      <text:p text:style-name="P153"><text:span text:style-name="T2">justify-content: center; <text:s/>padding-top: 50px; } </text:span></text:p>
      <text:p text:style-name="P154"><text:span text:style-name="T2">.container { </text:span></text:p>
      <text:p text:style-name="P157"><text:span text:style-name="T2"><text:s/>background: white; <text:s/>padding:20px 40px; <text:s/>border-radius: 8px; <text:s/>width: 300px; </text:span></text:p>
      <text:p text:style-name="P14"><text:span text:style-name="T2"><text:s/>} </text:span></text:p>
      <text:p text:style-name="P158"><text:span text:style-name="T2">input,span{ </text:span></text:p>
      <text:p text:style-name="P6"><text:span text:style-name="T2"><text:s/>width: 100%; </text:span></text:p>
      <text:p text:style-name="P159"><text:span text:style-name="T2"><text:s/>margin-bottom: 10px; <text:s/>padding: 10px; </text:span></text:p>
      <text:p text:style-name="P160"><text:span text:style-name="T2"><text:s/>border: 1px solid #ddd; <text:s/>border-radius: 4px; } </text:span></text:p>
      <text:p text:style-name="P155"><text:span text:style-name="T2">.note </text:span></text:p>
      <text:p text:style-name="P151"><text:span text:style-name="T2">{ </text:span></text:p>
      <text:p text:style-name="P161"><text:span text:style-name="T2">color:red; </text:span></text:p>
      <text:p text:style-name="P6"><text:soft-page-break/><text:span text:style-name="T2"><text:s/>font-size:14px; </text:span></text:p>
      <text:p text:style-name="P148"><text:span text:style-name="T2">} </text:span></text:p>
      <text:p text:style-name="P156"><text:span text:style-name="T2">.btn { </text:span></text:p>
      <text:p text:style-name="P162"><text:span text:style-name="T2"><text:s/>margin-left:15px; <text:s/>align:center; </text:span></text:p>
      <text:p text:style-name="P163"><text:span text:style-name="T2"><text:s/>background: #28a745; <text:s/>border-radius: 4px; }</text:span></text:p>
      <text:p text:style-name="P164"><text:span text:style-name="T1">6) Registration in Php to MySQL Database </text:span></text:p>
      <text:p text:style-name="P49"><text:span text:style-name="T1">Database Name: </text:span><text:span text:style-name="T2">library </text:span></text:p>
      <text:p text:style-name="P165"><text:span text:style-name="T1">Table Name : </text:span><text:span text:style-name="T2">user_regis </text:span></text:p>
      <text:p text:style-name="P166"><text:span text:style-name="T1">Table Structure: </text:span></text:p>
      <text:p text:style-name="P50"><text:span text:style-name="T2">name varchar(20) </text:span></text:p>
      <text:p text:style-name="P68"><text:span text:style-name="T2">uname varchar(15) </text:span></text:p>
      <text:p text:style-name="P43"><text:span text:style-name="T2">password varchar(12) </text:span></text:p>
      <text:p text:style-name="P75"><text:span text:style-name="T2">email varchar(25) </text:span></text:p>
      <text:p text:style-name="P42"><text:span text:style-name="T2">phone_no varchar(10) </text:span></text:p>
      <text:p text:style-name="P25"><text:span text:style-name="T2">dob Date </text:span></text:p>
      <text:p text:style-name="P21"><text:span text:style-name="T1">HTML Code : Register_script.html </text:span></text:p>
      <text:p text:style-name="P26"><text:span text:style-name="T2">&lt;html&gt; </text:span></text:p>
      <text:p text:style-name="P25"><text:span text:style-name="T2">&lt;head&gt; </text:span></text:p>
      <text:p text:style-name="P109"><text:span text:style-name="T2"><text:s/>&lt;title&gt;Registration Form&lt;/title&gt; </text:span></text:p>
      <text:p text:style-name="P111"><text:span text:style-name="T2"><text:s/>&lt;link rel="stylesheet" href="Registerstylescript.css"&gt; </text:span></text:p>
      <text:p text:style-name="P24"><text:span text:style-name="T2">&lt;/head&gt; </text:span></text:p>
      <text:p text:style-name="P25"><text:soft-page-break/><text:span text:style-name="T2">&lt;body&gt; </text:span></text:p>
      <text:p text:style-name="P109"><text:span text:style-name="T2"><text:s/>&lt;div class="container"&gt; </text:span></text:p>
      <text:p text:style-name="P109"><text:span text:style-name="T2"><text:s/>&lt;h2&gt;Registration Form&lt;/h2&gt; </text:span></text:p>
      <text:p text:style-name="P167"><text:span text:style-name="T2"><text:s/>&lt;form id="RegistrationForm" action="Register.php" method="post" <text:s/>onsubmit="return validate()"&gt; </text:span></text:p>
      <text:p text:style-name="P168"><text:span text:style-name="T2"><text:s/>&lt;input type="text" name="name" placeholder="Your Name" id="name" required&gt; <text:s/>&lt;input type="text" name="username" placeholder="User Name" id="username" <text:s/>required&gt; </text:span></text:p>
      <text:p text:style-name="P112"><text:span text:style-name="T2"><text:s/>&lt;span class="note" id="une"&gt;&lt;/span&gt; </text:span></text:p>
      <text:p text:style-name="P120"><text:span text:style-name="T2"><text:s/>&lt;input type="password" placeholder="Password" name="pass" id="pass" required&gt; <text:s/>&lt;span class="note" id="pe"&gt;&lt;/span&gt; </text:span></text:p>
      <text:p text:style-name="P169"><text:span text:style-name="T2"><text:s/>&lt;input type="password" placeholder="Retype Password" name="repass" <text:s/>id="repass" required&gt; </text:span></text:p>
      <text:p text:style-name="P113"><text:span text:style-name="T2"><text:s/>&lt;span class="note" id="rpe"&gt;&lt;/span&gt; </text:span></text:p>
      <text:p text:style-name="P170"><text:span text:style-name="T2"><text:s/>&lt;input type="email" placeholder="email" name="email" id="email" required&gt; <text:s/>&lt;span class="note" id="ee"&gt;&lt;/span&gt;</text:span></text:p>
      <text:p text:style-name="P171"><text:span text:style-name="T2"><text:s/>&lt;input type="number" placeholder="Phone No" name="pno" id="pno" required&gt; <text:s/>&lt;span class="note" id="pne"&gt;&lt;/span&gt; </text:span></text:p>
      <text:p text:style-name="P172"><text:span text:style-name="T2"><text:s/>&lt;input type="date" placeholder="Date of birth" name="dob" id="dob" required&gt; <text:s/>&lt;input class="btn" type="submit" value="Register"&gt; </text:span></text:p>
      <text:p text:style-name="P112"><text:span text:style-name="T2"><text:s/>&lt;/form&gt; </text:span></text:p>
      <text:p text:style-name="P110"><text:span text:style-name="T2"><text:s/>&lt;/div&gt; </text:span></text:p>
      <text:p text:style-name="P109"><text:span text:style-name="T2"><text:s/>&lt;script&gt; </text:span></text:p>
      <text:p text:style-name="P109"><text:span text:style-name="T2"><text:s/>function validate() </text:span></text:p>
      <text:p text:style-name="P64"><text:span text:style-name="T2">{ <text:s/></text:span></text:p>
      <text:p text:style-name="P72"><text:span text:style-name="T2">var s=true; </text:span></text:p>
      <text:p text:style-name="P109"><text:span text:style-name="T2"><text:s/>// Get input values </text:span></text:p>
      <text:p text:style-name="P173"><text:span text:style-name="T2"><text:s/>const username = document.getElementById('username').value.trim(); <text:s/>const email = document.getElementById('email').value.trim(); </text:span></text:p>
      <text:p text:style-name="P115"><text:span text:style-name="T2"><text:s/>const password = document.getElementById('pass').value; </text:span></text:p>
      <text:p text:style-name="P174"><text:soft-page-break/><text:span text:style-name="T2"><text:s/>const confirmPassword = document.getElementById('repass').value; <text:s/>const phone=document.getElementById('pno').value; </text:span></text:p>
      <text:p text:style-name="P113"><text:span text:style-name="T2"><text:s/>// Username validation </text:span></text:p>
      <text:p text:style-name="P109"><text:span text:style-name="T2"><text:s/>if (username.length &lt; 3) { </text:span></text:p>
      <text:p text:style-name="P175"><text:span text:style-name="T2"><text:s/>document.getElementById('une').innerHTML = 'Username must be at least 3 <text:s/>characters.'; </text:span></text:p>
      <text:p text:style-name="P115"><text:span text:style-name="T2"><text:s/>s=false; <text:s/></text:span></text:p>
      <text:p text:style-name="P55"><text:span text:style-name="T2">} </text:span></text:p>
      <text:p text:style-name="P111"><text:span text:style-name="T2"><text:s/>// Email validation </text:span></text:p>
      <text:p text:style-name="P110"><text:span text:style-name="T2"><text:s/>if (!/^[^\s@]+@[^\s@]+\.[^\s@]+$/.test(email)) { </text:span></text:p>
      <text:p text:style-name="P176"><text:span text:style-name="T2"><text:s/>document.getElementById('ee').innerHTML = 'Invalid email format.'; s=false; <text:s/></text:span></text:p>
      <text:p text:style-name="P57"><text:span text:style-name="T2">} </text:span></text:p>
      <text:p text:style-name="P110"><text:span text:style-name="T2"><text:s/>// Password validation </text:span></text:p>
      <text:p text:style-name="P109"><text:span text:style-name="T2"><text:s/>if (password.length &lt; 6) { </text:span></text:p>
      <text:p text:style-name="P177"><text:span text:style-name="T2"><text:s/>document.getElementById('pe').innerHTML = 'Password must be at least 6 <text:s/>characters.'; </text:span></text:p>
      <text:p text:style-name="P115"><text:span text:style-name="T2"><text:s/>s=false; <text:s/></text:span></text:p>
      <text:p text:style-name="P58"><text:span text:style-name="T2">} </text:span></text:p>
      <text:p text:style-name="P109"><text:span text:style-name="T2"><text:s/>// Confirm Password match </text:span></text:p>
      <text:p text:style-name="P110"><text:span text:style-name="T2"><text:s/>if (password !== confirmPassword) { </text:span></text:p>
      <text:p text:style-name="P178"><text:span text:style-name="T2"><text:s/>document.getElementById('rpe').innerHTML = 'Passwords do not match.'; s=false; <text:s/></text:span></text:p>
      <text:p text:style-name="P59"><text:span text:style-name="T2">} </text:span></text:p>
      <text:p text:style-name="P109"><text:span text:style-name="T2"><text:s/>if(!/^[9|8|7|6]([0-9]{9})$/.test(phone)) </text:span></text:p>
      <text:p text:style-name="P64"><text:span text:style-name="T2">{ </text:span></text:p>
      <text:p text:style-name="P179"><text:soft-page-break/><text:span text:style-name="T2"><text:s/>document.getElementById('pne').innerHTML="Phone Number not Exist"; s=false; <text:s/></text:span></text:p>
      <text:p text:style-name="P60"><text:span text:style-name="T2">} </text:span></text:p>
      <text:p text:style-name="P180"><text:span text:style-name="T2">return s; </text:span></text:p>
      <text:p text:style-name="P55"><text:span text:style-name="T2">} </text:span></text:p>
      <text:p text:style-name="P24"><text:span text:style-name="T2">&lt;/script&gt; </text:span></text:p>
      <text:p text:style-name="P109"><text:span text:style-name="T2"><text:s/>&lt;/body&gt; </text:span></text:p>
      <text:p text:style-name="P25"><text:span text:style-name="T2">&lt;/html&gt; </text:span></text:p>
      <text:p text:style-name="P35"><text:span text:style-name="T1">CSS File : Registerstylescript.css </text:span></text:p>
      <text:p text:style-name="P44"><text:span text:style-name="T2">body { </text:span></text:p>
      <text:p text:style-name="P109"><text:span text:style-name="T2"><text:s/>font-family: Arial, sans-serif; </text:span></text:p>
      <text:p text:style-name="P109"><text:span text:style-name="T2"><text:s/>background: grey; </text:span></text:p>
      <text:p text:style-name="P109"><text:span text:style-name="T2"><text:s/>display: flex; </text:span></text:p>
      <text:p text:style-name="P110"><text:span text:style-name="T2"><text:s/>justify-content: center; </text:span></text:p>
      <text:p text:style-name="P109"><text:span text:style-name="T2"><text:s/>padding-top: 50px; </text:span></text:p>
      <text:p text:style-name="P55"><text:span text:style-name="T2">} </text:span></text:p>
      <text:p text:style-name="P124"><text:span text:style-name="T2">.container { </text:span></text:p>
      <text:p text:style-name="P109"><text:span text:style-name="T2"><text:s/>background: white; </text:span></text:p>
      <text:p text:style-name="P109"><text:span text:style-name="T2"><text:s/>padding:20px 40px; </text:span></text:p>
      <text:p text:style-name="P111"><text:span text:style-name="T2"><text:s/>border-radius: 8px; </text:span></text:p>
      <text:p text:style-name="P110"><text:span text:style-name="T2"><text:s/>width: 300px; </text:span></text:p>
      <text:p text:style-name="P109"><text:span text:style-name="T2"><text:s/>} </text:span></text:p>
      <text:p text:style-name="P47"><text:soft-page-break/><text:span text:style-name="T2">input,span{ </text:span></text:p>
      <text:p text:style-name="P109"><text:span text:style-name="T2"><text:s/>width: 100%; </text:span></text:p>
      <text:p text:style-name="P110"><text:span text:style-name="T2"><text:s/>margin-bottom: 10px; </text:span></text:p>
      <text:p text:style-name="P109"><text:span text:style-name="T2"><text:s/>padding: 10px; </text:span></text:p>
      <text:p text:style-name="P109"><text:span text:style-name="T2"><text:s/>border: 1px solid #ddd; </text:span></text:p>
      <text:p text:style-name="P110"><text:span text:style-name="T2"><text:s/>border-radius: 4px; </text:span></text:p>
      <text:p text:style-name="P55"><text:span text:style-name="T2">} </text:span></text:p>
      <text:p text:style-name="P122"><text:span text:style-name="T2">.note </text:span></text:p>
      <text:p text:style-name="P64"><text:span text:style-name="T2">{ </text:span></text:p>
      <text:p text:style-name="P181"><text:span text:style-name="T2">color:red; </text:span></text:p>
      <text:p text:style-name="P109"><text:span text:style-name="T2"><text:s/>font-size:14px; </text:span></text:p>
      <text:p text:style-name="P55"><text:span text:style-name="T2">} </text:span></text:p>
      <text:p text:style-name="P124"><text:span text:style-name="T2">.btn { </text:span></text:p>
      <text:p text:style-name="P109"><text:span text:style-name="T2"><text:s/>margin-left:15px; </text:span></text:p>
      <text:p text:style-name="P109"><text:span text:style-name="T2"><text:s/>align:center;</text:span></text:p>
      <text:p text:style-name="P116"><text:span text:style-name="T2"><text:s/>background: #28a745; </text:span></text:p>
      <text:p text:style-name="P110"><text:span text:style-name="T2"><text:s/>border-radius: 4px; </text:span></text:p>
      <text:p text:style-name="P182"><text:span text:style-name="T2">} </text:span></text:p>
      <text:p text:style-name="P49"><text:span text:style-name="T1">PHP File: <text:s/></text:span></text:p>
      <text:p text:style-name="P26"><text:span text:style-name="T2">&lt;html&gt; </text:span></text:p>
      <text:p text:style-name="P25"><text:span text:style-name="T2">&lt;head&gt; </text:span></text:p>
      <text:p text:style-name="P25"><text:soft-page-break/><text:span text:style-name="T2">&lt;title&gt; Registration Status &lt;/title&gt; </text:span></text:p>
      <text:p text:style-name="P24"><text:span text:style-name="T2">&lt;/head&gt; </text:span></text:p>
      <text:p text:style-name="P25"><text:span text:style-name="T2">&lt;body style="background-color:grey"&gt; </text:span></text:p>
      <text:p text:style-name="P25"><text:span text:style-name="T2">&lt;?php </text:span></text:p>
      <text:p text:style-name="P183"><text:span text:style-name="T2">$servername = "localhost"; </text:span></text:p>
      <text:p text:style-name="P184"><text:span text:style-name="T2">$username = "root"; </text:span></text:p>
      <text:p text:style-name="P184"><text:span text:style-name="T2">$password = ""; </text:span></text:p>
      <text:p text:style-name="P184"><text:span text:style-name="T2">$dbname="library"; </text:span></text:p>
      <text:p text:style-name="P187"><text:span text:style-name="T2">$conn = new mysqli($servername, $username, $password, $dbname); if(!$conn){ <text:s/></text:span></text:p>
      <text:p text:style-name="P188"><text:span text:style-name="T2">echo '&lt;h3 style="color:red; text-align:center; border:5px double blue; <text:s/>padding:5px"&gt;Error happend at the time of Insertion &lt;/h3&gt; '; <text:s/>exit(); </text:span></text:p>
      <text:p text:style-name="P61"><text:span text:style-name="T2">} <text:s/></text:span></text:p>
      <text:p text:style-name="P190"><text:span text:style-name="T2">$stmt = $conn-&gt;prepare("INSERT INTO user_regis VALUES(?,?,?,?,?,?)"); $stmt-&gt;bind_param("ssssss", $n,$u,$p,$e,$pn,$d); </text:span></text:p>
      <text:p text:style-name="P185"><text:span text:style-name="T2">$n=$_POST["name"]; </text:span></text:p>
      <text:p text:style-name="P184"><text:span text:style-name="T2">$u=$_POST["username"]; </text:span></text:p>
      <text:p text:style-name="P184"><text:span text:style-name="T2">$p=$_POST["pass"]; </text:span></text:p>
      <text:p text:style-name="P183"><text:span text:style-name="T2">$e=$_POST["email"]; </text:span></text:p>
      <text:p text:style-name="P184"><text:span text:style-name="T2">$pn=$_POST["pno"]; </text:span></text:p>
      <text:p text:style-name="P184"><text:span text:style-name="T2">$d=$_POST["dob"]; </text:span></text:p>
      <text:p text:style-name="P48"><text:span text:style-name="T2">if($stmt-&gt;execute()) </text:span></text:p>
      <text:p text:style-name="P191"><text:span text:style-name="T2">echo '&lt;h2 style="color:green; text-align:center; border:5px double yellow; <text:s/>padding:5px"&gt;Record inserted successfully &lt;/h2&gt; '; <text:s/></text:span></text:p>
      <text:p text:style-name="P76"><text:span text:style-name="T2">else </text:span></text:p>
      <text:p text:style-name="P189"><text:soft-page-break/><text:span text:style-name="T2">echo '&lt;h3 style="color:red; text-align:center; border:5px double blue; <text:s/>padding:5px"&gt;Error happend at the time of Insertion &lt;/h3&gt; '; <text:s/>$stmt-&gt;close(); </text:span></text:p>
      <text:p text:style-name="P192"><text:span text:style-name="T2">$conn-&gt;close(); </text:span></text:p>
      <text:p text:style-name="P68"><text:span text:style-name="T2">header("Refresh:4; url=index.html"); </text:span></text:p>
      <text:p text:style-name="P39"><text:span text:style-name="T2">?&gt; </text:span></text:p>
      <text:p text:style-name="P23"><text:span text:style-name="T2">&lt;/body&gt; </text:span></text:p>
      <text:p text:style-name="P24"><text:span text:style-name="T2">&lt;/html&gt; </text:span></text:p>
      <text:p text:style-name="P84"><text:span text:style-name="T1">7) Login in Php to MySQL Database </text:span></text:p>
      <text:p text:style-name="P49"><text:span text:style-name="T1">Database Name: </text:span><text:span text:style-name="T2">library </text:span></text:p>
      <text:p text:style-name="P165"><text:span text:style-name="T1">Table Name : </text:span><text:span text:style-name="T2">user_regis </text:span></text:p>
      <text:p text:style-name="P18"><text:span text:style-name="T1">HTML File: </text:span><text:span text:style-name="T2">Login.html </text:span></text:p>
      <text:p text:style-name="P26"><text:span text:style-name="T2">&lt;html&gt; </text:span></text:p>
      <text:p text:style-name="P25"><text:span text:style-name="T2">&lt;head&gt; </text:span></text:p>
      <text:p text:style-name="P110"><text:span text:style-name="T2"><text:s/>&lt;title&gt;Login Form&lt;/title&gt; </text:span></text:p>
      <text:p text:style-name="P109"><text:span text:style-name="T2"><text:s/>&lt;link rel="stylesheet" href="Loginstyle.css"&gt; </text:span></text:p>
      <text:p text:style-name="P25"><text:span text:style-name="T2">&lt;/head&gt; </text:span></text:p>
      <text:p text:style-name="P25"><text:span text:style-name="T2">&lt;body&gt; </text:span></text:p>
      <text:p text:style-name="P110"><text:span text:style-name="T2"><text:s/>&lt;div class="container"&gt; </text:span></text:p>
      <text:p text:style-name="P109"><text:span text:style-name="T2"><text:s/>&lt;h2&gt;Login Form&lt;/h2&gt; </text:span></text:p>
      <text:p text:style-name="P109"><text:span text:style-name="T2"><text:s/>&lt;form action="Login.php" method="post"&gt; </text:span></text:p>
      <text:p text:style-name="P193"><text:span text:style-name="T2"><text:s/>&lt;input type="text" name="username" placeholder="User Name" id="username" <text:s/>required&gt; </text:span></text:p>
      <text:p text:style-name="P121"><text:span text:style-name="T2"><text:s/>&lt;input type="password" placeholder="Password" name="pass" id="pass" required&gt; <text:s/>&lt;input class="btn" type="submit" value="Login"&gt; </text:span></text:p>
      <text:p text:style-name="P117"><text:soft-page-break/><text:span text:style-name="T2"><text:s/>&lt;/form&gt; </text:span></text:p>
      <text:p text:style-name="P109"><text:span text:style-name="T2"><text:s/>&lt;/div&gt; </text:span></text:p>
      <text:p text:style-name="P109"><text:span text:style-name="T2"><text:s/>&lt;/body&gt; </text:span></text:p>
      <text:p text:style-name="P25"><text:span text:style-name="T2">&lt;/html&gt; </text:span></text:p>
      <text:p text:style-name="P36"><text:span text:style-name="T1">CSS File: </text:span><text:span text:style-name="T2">Loginstyle.css </text:span></text:p>
      <text:p text:style-name="P45"><text:span text:style-name="T2">body { </text:span></text:p>
      <text:p text:style-name="P109"><text:span text:style-name="T2"><text:s/>font-family: Arial, sans-serif; </text:span></text:p>
      <text:p text:style-name="P111"><text:span text:style-name="T2"><text:s/>background: lightblue; </text:span></text:p>
      <text:p text:style-name="P109"><text:span text:style-name="T2"><text:s/>display: flex; </text:span></text:p>
      <text:p text:style-name="P110"><text:span text:style-name="T2"><text:s/>justify-content: center; </text:span></text:p>
      <text:p text:style-name="P109"><text:span text:style-name="T2"><text:s/>padding:150px; </text:span></text:p>
      <text:p text:style-name="P55"><text:span text:style-name="T2">} </text:span></text:p>
      <text:p text:style-name="P124"><text:span text:style-name="T2">.container { </text:span></text:p>
      <text:p text:style-name="P109"><text:span text:style-name="T2"><text:s/>background: white; </text:span></text:p>
      <text:p text:style-name="P109"><text:span text:style-name="T2"><text:s/>padding:20px 40px;</text:span></text:p>
      <text:p text:style-name="P116"><text:span text:style-name="T2"><text:s/>border-radius: 8px; </text:span></text:p>
      <text:p text:style-name="P110"><text:span text:style-name="T2"><text:s/>width: 300px; </text:span></text:p>
      <text:p text:style-name="P109"><text:span text:style-name="T2"><text:s/>} </text:span></text:p>
      <text:p text:style-name="P51"><text:span text:style-name="T2">input{ </text:span></text:p>
      <text:p text:style-name="P109"><text:span text:style-name="T2"><text:s/>width: 100%; </text:span></text:p>
      <text:p text:style-name="P110"><text:span text:style-name="T2"><text:s/>margin-bottom: 20px; </text:span></text:p>
      <text:p text:style-name="P109"><text:soft-page-break/><text:span text:style-name="T2"><text:s/>padding: 10px; </text:span></text:p>
      <text:p text:style-name="P109"><text:span text:style-name="T2"><text:s/>border: 1px solid #ddd; </text:span></text:p>
      <text:p text:style-name="P109"><text:span text:style-name="T2"><text:s/>border-radius: 4px; </text:span></text:p>
      <text:p text:style-name="P56"><text:span text:style-name="T2">} </text:span></text:p>
      <text:p text:style-name="P125"><text:span text:style-name="T2">.btn { </text:span></text:p>
      <text:p text:style-name="P109"><text:span text:style-name="T2"><text:s/>margin-top:15px; </text:span></text:p>
      <text:p text:style-name="P110"><text:span text:style-name="T2"><text:s/>margin-left:70px; </text:span></text:p>
      <text:p text:style-name="P109"><text:span text:style-name="T2"><text:s/>width:50%; </text:span></text:p>
      <text:p text:style-name="P109"><text:span text:style-name="T2"><text:s/>align:center; </text:span></text:p>
      <text:p text:style-name="P109"><text:span text:style-name="T2"><text:s/>background: orange; </text:span></text:p>
      <text:p text:style-name="P110"><text:span text:style-name="T2"><text:s/>border-radius:7px; </text:span></text:p>
      <text:p text:style-name="P182"><text:span text:style-name="T2">} </text:span></text:p>
      <text:p text:style-name="P50"><text:span text:style-name="T1">PHP File : </text:span><text:span text:style-name="T2">Login.php </text:span></text:p>
      <text:p text:style-name="P29"><text:span text:style-name="T2">&lt;html&gt; </text:span></text:p>
      <text:p text:style-name="P24"><text:span text:style-name="T2">&lt;head&gt; </text:span></text:p>
      <text:p text:style-name="P25"><text:span text:style-name="T2">&lt;title&gt;Login Status &lt;/title&gt; </text:span></text:p>
      <text:p text:style-name="P25"><text:span text:style-name="T2">&lt;/head&gt; </text:span></text:p>
      <text:p text:style-name="P25"><text:span text:style-name="T2">&lt;body style="background-color:lightblue"&gt; </text:span></text:p>
      <text:p text:style-name="P24"><text:span text:style-name="T2">&lt;?php </text:span></text:p>
      <text:p text:style-name="P184"><text:span text:style-name="T2">$servername = "localhost"; </text:span></text:p>
      <text:p text:style-name="P184"><text:span text:style-name="T2">$username = "root"; </text:span></text:p>
      <text:p text:style-name="P183"><text:soft-page-break/><text:span text:style-name="T2">$password = ""; </text:span></text:p>
      <text:p text:style-name="P184"><text:span text:style-name="T2">$dbname="library"; </text:span></text:p>
      <text:p text:style-name="P194"><text:span text:style-name="T2">$conn = new mysqli($servername, $username, $password, $dbname); $u=$_POST["username"]; </text:span></text:p>
      <text:p text:style-name="P186"><text:span text:style-name="T2">$p=$_POST["pass"]; </text:span></text:p>
      <text:p text:style-name="P195"><text:span text:style-name="T2">$sql = "SELECT uname,password FROM user_regis where uname= '{$u}' "; $result = $conn-&gt;query($sql); </text:span></text:p>
      <text:p text:style-name="P52"><text:span text:style-name="T2">if ($result-&gt;num_rows &gt; 0) { </text:span></text:p>
      <text:p text:style-name="P109"><text:span text:style-name="T2"><text:s/>while($row = $result-&gt;fetch_assoc()) { </text:span></text:p>
      <text:p text:style-name="P109"><text:span text:style-name="T2"><text:s/>if ($row["uname"]== $u &amp;&amp; $row["password"]==$p)</text:span></text:p>
      <text:p text:style-name="P116"><text:span text:style-name="T2"><text:s/>{ </text:span></text:p>
      <text:p text:style-name="P110"><text:span text:style-name="T2"><text:s/>header("Refresh:4; url=index.html"); <text:s/></text:span></text:p>
      <text:p text:style-name="P196"><text:span text:style-name="T2"><text:s/>echo '&lt;h2 style="color:green; text-align:center; border:5px double yellow; <text:s/>padding:5px"&gt; You are successfully Validated &lt;/h2&gt; '; </text:span></text:p>
      <text:p text:style-name="P112"><text:span text:style-name="T2"><text:s/>} </text:span></text:p>
      <text:p text:style-name="P77"><text:span text:style-name="T2">else <text:s/></text:span></text:p>
      <text:p text:style-name="P64"><text:span text:style-name="T2">{ </text:span></text:p>
      <text:p text:style-name="P197"><text:span text:style-name="T2"><text:s/>echo '&lt;h3 style="color:red; text-align:center; border:5px double blue; padding:5px"&gt; <text:s/>Credentials Wrong, Try again &lt;/h3&gt; '; </text:span></text:p>
      <text:p text:style-name="P59"><text:span text:style-name="T2">} <text:s/></text:span></text:p>
      <text:p text:style-name="P55"><text:span text:style-name="T2">} </text:span></text:p>
      <text:p text:style-name="P55"><text:span text:style-name="T2">} </text:span></text:p>
      <text:p text:style-name="P77"><text:span text:style-name="T2">else </text:span></text:p>
      <text:p text:style-name="P198"><text:span text:style-name="T2">{ </text:span></text:p>
      <text:p text:style-name="P199"><text:span text:style-name="T2"><text:s/>echo '&lt;h3 style="color:red; text-align:center; border:5px double blue; padding:5px"&gt; <text:s/>User name given was not exist &lt;/h3&gt; '; </text:span></text:p>
      <text:p text:style-name="P59"><text:soft-page-break/><text:span text:style-name="T2">} </text:span></text:p>
      <text:p text:style-name="P184"><text:span text:style-name="T2">$conn-&gt;close(); </text:span></text:p>
      <text:p text:style-name="P39"><text:span text:style-name="T2">?&gt; </text:span></text:p>
      <text:p text:style-name="P24"><text:span text:style-name="T2">&lt;/body&gt; </text:span></text:p>
      <text:p text:style-name="P25"><text:span text:style-name="T2">&lt;/html&gt; </text:span></text:p>
      <text:p text:style-name="P73"><text:span text:style-name="T1">Logic Part of the Application can continue………</text:span></text:p>
      <text:p text:style-name="P17"><text:span text:style-name="T1">Implement similar one for the following Applications, </text:span></text:p>
      <text:p text:style-name="P200"><text:span text:style-name="T3">o </text:span><text:span text:style-name="T2">Create a Website for Online Hotel Room Booking </text:span></text:p>
      <text:p text:style-name="P203"><text:span text:style-name="T3">o </text:span><text:span text:style-name="T2">Create a Website for an Online Bus Ticket Booking System </text:span><text:span text:style-name="T3">o </text:span><text:span text:style-name="T2">Create a Website for an Online Train Reservation System </text:span></text:p>
      <text:p text:style-name="P201"><text:span text:style-name="T3">o </text:span><text:span text:style-name="T2">Create a website for an online flight reservation system </text:span></text:p>
      <text:p text:style-name="P202"><text:span text:style-name="T3">o </text:span><text:span text:style-name="T2">Create a Website for an Online Cake Ordering System </text:span></text:p>
      <text:p text:style-name="P204"><text:span text:style-name="T3">o </text:span><text:span text:style-name="T2">Create a Website for an Online Beauty Parlor Appointment Booking System </text:span><text:span text:style-name="T3">o </text:span><text:span text:style-name="T2">Create a Website for an Online Hospital Appointment Booking System </text:span><text:span text:style-name="T3">o </text:span><text:span text:style-name="T2">Create a website for an online shopping system for electronic gadget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807in" style:num-format="1" style:print-orientation="portrait" fo:margin-top="0.3799in" fo:margin-bottom="1.0547in" fo:margin-left="0.5909in" fo:margin-right="0.2909in" style:writing-mode="lr-tb" style:layout-grid-color="#c0c0c0" style:layout-grid-lines="2602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4" meta:paragraph-count="494" meta:word-count="1457" meta:character-count="13735" meta:non-whitespace-character-count="12010"/>
    <meta:generator>LibreOfficeDev/6.0.5.2$Linux_X86_64 LibreOffice_project/</meta:generator>
  </office:meta>
</office:document-meta>
</file>